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201000000820000000E9D1A5D4E37D5F991.png" manifest:media-type="image/png"/>
  <manifest:file-entry manifest:full-path="Pictures/100041D500000D640000017AF41C83D42CC360A7.svg" manifest:media-type="image/svg+xml"/>
  <manifest:file-entry manifest:full-path="Pictures/100002010000001F0000000D3F6574C4AB201754.png" manifest:media-type="image/png"/>
  <manifest:file-entry manifest:full-path="Pictures/10001B28000003280000015797639398E7B49BE3.svg" manifest:media-type="image/svg+xml"/>
  <manifest:file-entry manifest:full-path="Pictures/100000000000000800000008BBCFAFCC652C027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atin Modern Math" svg:font-family="'Latin Modern Mat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withoutfill">
      <style:graphic-properties svg:stroke-width="0.053cm" svg:stroke-color="#000000" draw:marker-start-width="0.28cm" draw:marker-end="Arrow_20_concave" draw:marker-end-width="0.38cm" draw:fill="solid" draw:textarea-vertical-align="middle" fo:padding-top="0.152cm" fo:padding-bottom="0.152cm" fo:padding-left="0.277cm" fo:padding-right="0.277cm"/>
    </style:style>
    <style:style style:name="gr2" style:family="graphic" style:parent-style-name="standard">
      <style:graphic-properties draw:stroke="dash" draw:stroke-dash="Long_20_Dash" svg:stroke-width="0.053cm" svg:stroke-color="#000000" draw:marker-start-width="0.279cm" draw:marker-end-width="0.279cm" draw:fill="none" draw:opacity="0%" draw:textarea-horizontal-align="justify" draw:textarea-vertical-align="middle" draw:auto-grow-height="false" fo:min-height="6.577cm" fo:min-width="3.787cm" fo:padding-top="0.151cm" fo:padding-bottom="0.151cm" fo:padding-left="0.276cm" fo:padding-right="0.276cm"/>
    </style:style>
    <style:style style:name="gr3" style:family="graphic" style:parent-style-name="standard">
      <style:graphic-properties draw:stroke="solid" svg:stroke-width="0.081cm" svg:stroke-color="#000000" draw:marker-start-width="0.322cm" draw:marker-end-width="0.322cm" draw:fill="solid" draw:fill-color="#ffffff" draw:opacity="100%" draw:textarea-horizontal-align="justify" draw:textarea-vertical-align="middle" draw:auto-grow-height="false" fo:min-height="1.733cm" fo:min-width="2.722cm" fo:padding-top="0.166cm" fo:padding-bottom="0.166cm" fo:padding-left="0.291cm" fo:padding-right="0.291cm"/>
    </style:style>
    <style:style style:name="gr4" style:family="graphic" style:parent-style-name="standard">
      <style:graphic-properties svg:stroke-width="0.081cm" svg:stroke-color="#000000" draw:marker-start-width="0.322cm" draw:marker-end-width="0.322cm" draw:fill="solid" draw:fill-color="#ffffff" draw:opacity="100%" draw:textarea-horizontal-align="justify" draw:textarea-vertical-align="middle" draw:auto-grow-height="false" fo:min-height="1.733cm" fo:min-width="2.722cm" fo:padding-top="0.166cm" fo:padding-bottom="0.166cm" fo:padding-left="0.291cm" fo:padding-right="0.291cm"/>
    </style:style>
    <style:style style:name="gr5" style:family="graphic" style:parent-style-name="objectwithoutfill">
      <style:graphic-properties draw:stroke="dash" draw:stroke-dash="Dot" svg:stroke-width="0.053cm" svg:stroke-color="#000000" draw:marker-start-width="0.28cm" draw:marker-end="" draw:marker-end-width="0.38cm" draw:fill="solid" draw:textarea-vertical-align="middle" fo:padding-top="0.152cm" fo:padding-bottom="0.152cm" fo:padding-left="0.277cm" fo:padding-right="0.277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35cm" svg:stroke-color="#ffffff" draw:marker-start-width="0.252cm" draw:marker-end-width="0.252cm" svg:stroke-opacity="100%" draw:fill="none" draw:fill-color="#ffffff" draw:opacity="3%" draw:textarea-horizontal-align="left" draw:auto-grow-height="true" draw:auto-grow-width="false" fo:min-height="0.991cm" fo:min-width="4.103cm" fo:padding-top="0.142cm" fo:padding-bottom="0.142cm" fo:padding-left="0.267cm" fo:padding-right="0.267cm"/>
      <style:paragraph-properties style:writing-mode="lr-tb"/>
    </style:style>
    <style:style style:name="gr8" style:family="graphic" style:parent-style-name="standard">
      <style:graphic-properties draw:stroke="solid" svg:stroke-width="0.035cm" svg:stroke-color="#ffffff" draw:marker-start-width="0.252cm" draw:marker-end-width="0.252cm" svg:stroke-opacity="100%" draw:fill="none" draw:fill-color="#ffffff" draw:opacity="3%" draw:textarea-horizontal-align="left" draw:auto-grow-height="true" draw:auto-grow-width="false" fo:min-height="1.486cm" fo:min-width="4.103cm" fo:padding-top="0.142cm" fo:padding-bottom="0.142cm" fo:padding-left="0.267cm" fo:padding-right="0.267cm"/>
      <style:paragraph-properties style:writing-mode="lr-tb"/>
    </style:style>
    <style:style style:name="gr9" style:family="graphic" style:parent-style-name="standard">
      <style:graphic-properties draw:stroke="none" svg:stroke-width="0.035cm" svg:stroke-color="#000000" draw:marker-start-width="0.252cm" draw:marker-end-width="0.252cm" svg:stroke-opacity="100%" draw:fill="none" draw:fill-color="#ffffff" draw:opacity="3%" draw:textarea-horizontal-align="left" draw:auto-grow-height="true" draw:auto-grow-width="false" fo:min-height="0.424cm" fo:min-width="4.103cm" fo:padding-top="0.142cm" fo:padding-bottom="0.142cm" fo:padding-left="0.267cm" fo:padding-right="0.267cm"/>
      <style:paragraph-properties style:writing-mode="lr-tb"/>
    </style:style>
    <style:style style:name="gr10" style:family="graphic" style:parent-style-name="standard">
      <style:graphic-properties draw:stroke="none" svg:stroke-width="0.035cm" svg:stroke-color="#000000" draw:marker-start-width="0.252cm" draw:marker-end-width="0.252cm" svg:stroke-opacity="100%" draw:fill="none" draw:fill-color="#ffffff" draw:opacity="3%" draw:textarea-horizontal-align="left" draw:auto-grow-height="true" draw:auto-grow-width="false" fo:min-height="1.27cm" fo:min-width="4.103cm" fo:padding-top="0.142cm" fo:padding-bottom="0.142cm" fo:padding-left="0.267cm" fo:padding-right="0.267cm"/>
      <style:paragraph-properties style:writing-mode="lr-tb"/>
    </style:style>
    <style:style style:name="gr11" style:family="graphic" style:parent-style-name="standard">
      <style:graphic-properties draw:stroke="none" svg:stroke-width="0.035cm" svg:stroke-color="#000000" draw:marker-start-width="0.252cm" draw:marker-end-width="0.252cm" svg:stroke-opacity="100%" draw:fill="none" draw:fill-color="#ffffff" draw:opacity="3%" draw:textarea-horizontal-align="left" draw:auto-grow-height="true" draw:auto-grow-width="false" fo:min-height="0.847cm" fo:min-width="4.103cm" fo:padding-top="0.142cm" fo:padding-bottom="0.142cm" fo:padding-left="0.267cm" fo:padding-right="0.267cm"/>
      <style:paragraph-properties style:writing-mode="lr-tb"/>
    </style:style>
    <style:style style:name="gr12" style:family="graphic" style:parent-style-name="objectwithoutfill">
      <style:graphic-properties draw:stroke="dash" draw:stroke-dash="Long_20_Dot" svg:stroke-width="0.053cm" svg:stroke-color="#000000" draw:marker-start-width="0.279cm" draw:marker-end-width="0.279cm" draw:fill="solid" draw:textarea-vertical-align="middle" fo:padding-top="0.151cm" fo:padding-bottom="0.151cm" fo:padding-left="0.276cm" fo:padding-right="0.276cm"/>
    </style:style>
    <style:style style:name="gr13" style:family="graphic" style:parent-style-name="objectwithoutfill">
      <style:graphic-properties svg:stroke-width="0.053cm" svg:stroke-color="#000000" draw:marker-start-width="0.28cm" draw:marker-end="" draw:marker-end-width="0.38cm" draw:fill="solid" draw:textarea-vertical-align="middle" fo:padding-top="0.152cm" fo:padding-bottom="0.152cm" fo:padding-left="0.277cm" fo:padding-right="0.277cm"/>
    </style:style>
    <style:style style:name="gr14" style:family="graphic" style:parent-style-name="standard">
      <style:graphic-properties svg:stroke-width="0.081cm" svg:stroke-color="#000000" draw:marker-start-width="0.322cm" draw:marker-end-width="0.322cm" draw:fill="none" draw:opacity="0%" draw:textarea-horizontal-align="justify" draw:textarea-vertical-align="middle" draw:auto-grow-height="false" fo:min-height="1.734cm" fo:min-width="2.722cm" fo:padding-top="0.166cm" fo:padding-bottom="0.166cm" fo:padding-left="0.291cm" fo:padding-right="0.291cm"/>
    </style:style>
    <style:style style:name="gr15" style:family="graphic" style:parent-style-name="objectwithoutfill">
      <style:graphic-properties svg:stroke-color="#333333" draw:fill="solid" draw:fill-color="#333333" draw:opacity="100%" draw:opacity-name="Transparency_20_32" draw:textarea-vertical-align="middle"/>
    </style:style>
    <style:style style:name="gr16" style:family="graphic" style:parent-style-name="objectwithoutfill">
      <style:graphic-properties svg:stroke-color="#395511" draw:fill="solid" draw:fill-color="#395511" draw:opacity="100%" draw:opacity-name="Transparency_20_24" draw:textarea-vertical-align="middle"/>
    </style:style>
    <style:style style:name="gr17" style:family="graphic" style:parent-style-name="objectwithoutfill">
      <style:graphic-properties draw:stroke="dash" draw:stroke-dash="Double_20_Dash" svg:stroke-width="0.007cm" svg:stroke-color="#000000" draw:marker-start-width="0.21cm" draw:marker-end-width="0.21cm" draw:fill="solid" draw:fill-color="#00a933" draw:textarea-vertical-align="middle" fo:padding-top="0.128cm" fo:padding-bottom="0.128cm" fo:padding-left="0.253cm" fo:padding-right="0.253cm"/>
    </style:style>
    <style:style style:name="gr18" style:family="graphic" style:parent-style-name="objectwithoutfill">
      <style:graphic-properties draw:stroke="dash" draw:stroke-dash="Dot" svg:stroke-width="0.011cm" svg:stroke-color="#2e2706" draw:marker-start-width="0.217cm" draw:marker-end-width="0.217cm" svg:stroke-opacity="100%" draw:fill="solid" draw:fill-color="#00a933" draw:textarea-vertical-align="middle" fo:padding-top="0.131cm" fo:padding-bottom="0.131cm" fo:padding-left="0.256cm" fo:padding-right="0.256cm"/>
    </style:style>
    <style:style style:name="gr19" style:family="graphic" style:parent-style-name="standard">
      <style:graphic-properties svg:stroke-width="0.081cm" svg:stroke-color="#000000" draw:marker-start-width="0.322cm" draw:marker-end-width="0.322cm" draw:fill="bitmap" draw:fill-image-name="Dotted_20_Grid" draw:opacity="50%" draw:textarea-horizontal-align="justify" draw:textarea-vertical-align="middle" draw:auto-grow-height="false" fo:min-height="1.733cm" fo:min-width="2.723cm" fo:padding-top="0.166cm" fo:padding-bottom="0.166cm" fo:padding-left="0.291cm" fo:padding-right="0.291cm"/>
    </style:style>
    <style:style style:name="gr20" style:family="graphic" style:parent-style-name="objectwithoutfill">
      <style:graphic-properties svg:stroke-width="0.018cm" draw:marker-start-width="0.226cm" draw:marker-end-width="0.226cm" draw:fill="solid" draw:fill-color="#ffffff" draw:textarea-vertical-align="middle" fo:padding-top="0.133cm" fo:padding-bottom="0.133cm" fo:padding-left="0.258cm" fo:padding-right="0.258cm"/>
    </style:style>
    <style:style style:name="gr21" style:family="graphic" style:parent-style-name="objectwithoutfill">
      <style:graphic-properties svg:stroke-width="0.018cm" draw:marker-start-width="0.227cm" draw:marker-end-width="0.227cm" draw:fill="solid" draw:fill-color="#ffffff" draw:textarea-vertical-align="middle" fo:padding-top="0.134cm" fo:padding-bottom="0.134cm" fo:padding-left="0.259cm" fo:padding-right="0.259cm"/>
    </style:style>
    <style:style style:name="gr22" style:family="graphic" style:parent-style-name="standard">
      <style:graphic-properties svg:stroke-width="0.018cm" svg:stroke-color="#ff0000" draw:marker-start-width="0.226cm" draw:marker-end-width="0.226cm" draw:fill-color="#ff0000" draw:textarea-horizontal-align="justify" draw:textarea-vertical-align="middle" draw:auto-grow-height="false" fo:min-height="0cm" fo:min-width="0cm" fo:padding-top="0.133cm" fo:padding-bottom="0.133cm" fo:padding-left="0.258cm" fo:padding-right="0.258cm"/>
    </style:style>
    <style:style style:name="gr23" style:family="graphic" style:parent-style-name="objectwithoutfill">
      <style:graphic-properties svg:stroke-color="#000000" draw:fill="solid" draw:fill-color="#ffffff" draw:opacity="0%" draw:textarea-vertical-align="middle"/>
    </style:style>
    <style:style style:name="gr24" style:family="graphic" style:parent-style-name="standard">
      <style:graphic-properties svg:stroke-width="0.081cm" svg:stroke-color="#000000" draw:marker-start-width="0.322cm" draw:marker-end-width="0.322cm" draw:fill="none" draw:opacity="50%" draw:textarea-horizontal-align="justify" draw:textarea-vertical-align="middle" draw:auto-grow-height="false" fo:min-height="1.733cm" fo:min-width="2.722cm" fo:padding-top="0.166cm" fo:padding-bottom="0.166cm" fo:padding-left="0.291cm" fo:padding-right="0.291cm"/>
    </style:style>
    <style:style style:name="gr25" style:family="graphic" style:parent-style-name="objectwithoutfill">
      <style:graphic-properties draw:stroke="solid" svg:stroke-width="0.011cm" svg:stroke-color="#000000" draw:marker-start-width="0.216cm" draw:marker-end-width="0.216cm" draw:fill="solid" draw:fill-color="#ffffff" draw:opacity="0%" draw:textarea-vertical-align="middle" fo:padding-top="0.13cm" fo:padding-bottom="0.13cm" fo:padding-left="0.255cm" fo:padding-right="0.255cm"/>
    </style:style>
    <style:style style:name="gr26" style:family="graphic" style:parent-style-name="objectwithoutfill">
      <style:graphic-properties svg:stroke-width="0.011cm" svg:stroke-color="#000000" draw:marker-start-width="0.216cm" draw:marker-end-width="0.216cm" draw:fill="solid" draw:fill-color="#ffffff" draw:opacity="0%" draw:textarea-vertical-align="middle" fo:padding-top="0.13cm" fo:padding-bottom="0.13cm" fo:padding-left="0.255cm" fo:padding-right="0.255cm"/>
    </style:style>
    <style:style style:name="gr27" style:family="graphic" style:parent-style-name="objectwithoutfill">
      <style:graphic-properties svg:stroke-width="0.011cm" svg:stroke-color="#000000" draw:marker-start-width="0.216cm" draw:marker-end-width="0.216cm" draw:fill="solid" draw:fill-color="#ffffff" draw:textarea-vertical-align="middle" fo:padding-top="0.13cm" fo:padding-bottom="0.13cm" fo:padding-left="0.255cm" fo:padding-right="0.255cm"/>
    </style:style>
    <style:style style:name="gr28" style:family="graphic" style:parent-style-name="objectwithoutfill">
      <style:graphic-properties draw:stroke="solid" svg:stroke-width="0.018cm" draw:marker-start-width="0.226cm" draw:marker-end-width="0.226cm" draw:fill="solid" draw:fill-color="#ffffff" draw:textarea-vertical-align="middle" fo:padding-top="0.133cm" fo:padding-bottom="0.133cm" fo:padding-left="0.258cm" fo:padding-right="0.258cm"/>
    </style:style>
    <style:style style:name="gr29" style:family="graphic" style:parent-style-name="objectwithoutfill">
      <style:graphic-properties draw:stroke="solid" svg:stroke-width="0.018cm" svg:stroke-color="#000000" draw:marker-start-width="0.226cm" draw:marker-end-width="0.226cm" draw:fill="solid" draw:fill-color="#ffffff" draw:opacity="0%" draw:textarea-vertical-align="middle" fo:padding-top="0.133cm" fo:padding-bottom="0.133cm" fo:padding-left="0.258cm" fo:padding-right="0.258cm"/>
    </style:style>
    <style:style style:name="gr30" style:family="graphic" style:parent-style-name="objectwithoutfill">
      <style:graphic-properties svg:stroke-width="0.018cm" svg:stroke-color="#000000" draw:marker-start-width="0.226cm" draw:marker-end-width="0.226cm" draw:fill="solid" draw:fill-color="#ffffff" draw:opacity="0%" draw:textarea-vertical-align="middle" fo:padding-top="0.133cm" fo:padding-bottom="0.133cm" fo:padding-left="0.258cm" fo:padding-right="0.258cm"/>
    </style:style>
    <style:style style:name="gr31" style:family="graphic" style:parent-style-name="objectwithoutfill">
      <style:graphic-properties svg:stroke-width="0.018cm" svg:stroke-color="#00a933" draw:marker-start-width="0.226cm" draw:marker-end-width="0.226cm" draw:fill="solid" draw:fill-color="#ffffff" draw:textarea-vertical-align="middle" fo:padding-top="0.133cm" fo:padding-bottom="0.133cm" fo:padding-left="0.258cm" fo:padding-right="0.258cm"/>
    </style:style>
    <style:style style:name="gr32" style:family="graphic" style:parent-style-name="standard">
      <style:graphic-properties svg:stroke-width="0.081cm" svg:stroke-color="#000000" draw:marker-start-width="0.322cm" draw:marker-end-width="0.322cm" draw:fill="solid" draw:fill-color="#00a933" draw:opacity="100%" draw:textarea-horizontal-align="justify" draw:textarea-vertical-align="middle" draw:auto-grow-height="false" fo:min-height="1.733cm" fo:min-width="2.723cm" fo:padding-top="0.166cm" fo:padding-bottom="0.166cm" fo:padding-left="0.291cm" fo:padding-right="0.291cm"/>
    </style:style>
    <style:style style:name="gr33" style:family="graphic" style:parent-style-name="objectwithoutfill">
      <style:graphic-properties draw:stroke="solid" svg:stroke-width="0.011cm" svg:stroke-color="#000000" draw:marker-start-width="0.216cm" draw:marker-end-width="0.216cm" draw:fill="solid" draw:fill-color="#ffff00" draw:opacity="100%" draw:textarea-vertical-align="middle" fo:padding-top="0.13cm" fo:padding-bottom="0.13cm" fo:padding-left="0.255cm" fo:padding-right="0.255cm"/>
    </style:style>
    <style:style style:name="gr34" style:family="graphic" style:parent-style-name="objectwithoutfill">
      <style:graphic-properties svg:stroke-width="0.011cm" svg:stroke-color="#000000" draw:marker-start-width="0.216cm" draw:marker-end-width="0.216cm" draw:fill="solid" draw:fill-color="#800080" draw:opacity="100%" draw:textarea-vertical-align="middle" fo:padding-top="0.13cm" fo:padding-bottom="0.13cm" fo:padding-left="0.255cm" fo:padding-right="0.255cm"/>
    </style:style>
    <style:style style:name="gr35" style:family="graphic" style:parent-style-name="standard">
      <style:graphic-properties svg:stroke-width="0.081cm" svg:stroke-color="#000000" draw:marker-start-width="0.322cm" draw:marker-end-width="0.322cm" draw:fill="solid" draw:fill-color="#00a933" draw:opacity="100%" draw:textarea-horizontal-align="justify" draw:textarea-vertical-align="middle" draw:auto-grow-height="false" fo:min-height="1.733cm" fo:min-width="2.722cm" fo:padding-top="0.166cm" fo:padding-bottom="0.166cm" fo:padding-left="0.291cm" fo:padding-right="0.291cm"/>
    </style:style>
    <style:style style:name="P1" style:family="paragraph">
      <loext:graphic-properties draw:fill="solid"/>
      <style:paragraph-properties fo:text-align="center"/>
    </style:style>
    <style:style style:name="P2" style:family="paragraph">
      <loext:graphic-properties draw:fill="none" draw:opacity="0%"/>
      <style:paragraph-properties fo:text-align="center"/>
    </style:style>
    <style:style style:name="P3" style:family="paragraph">
      <loext:graphic-properties draw:fill="solid" draw:fill-color="#ffffff" draw:opacity="100%"/>
      <style:paragraph-properties fo:text-align="center"/>
    </style:style>
    <style:style style:name="P4" style:family="paragraph">
      <loext:graphic-properties draw:fill="none"/>
      <style:paragraph-properties fo:text-align="center"/>
    </style:style>
    <style:style style:name="P5" style:family="paragraph">
      <style:paragraph-properties fo:text-align="start"/>
    </style:style>
    <style:style style:name="P6" style:family="paragraph">
      <loext:graphic-properties draw:fill="none" draw:fill-color="#ffffff" draw:opacity="3%"/>
      <style:paragraph-properties fo:text-align="start" style:writing-mode="lr-tb"/>
      <style:text-properties fo:color="#000000" style:font-name="Latin Modern Math" fo:font-size="16pt" fo:font-style="normal" style:text-underline-style="solid" style:text-underline-width="auto" style:text-underline-color="font-color" fo:font-weight="bold" style:font-size-asian="16pt" style:font-style-asian="normal" style:font-size-complex="16pt" style:font-style-complex="normal"/>
    </style:style>
    <style:style style:name="P7" style:family="paragraph">
      <style:paragraph-properties fo:text-align="center"/>
    </style:style>
    <style:style style:name="P8" style:family="paragraph">
      <loext:graphic-properties draw:fill="none" draw:fill-color="#ffffff" draw:opacity="3%"/>
      <style:paragraph-properties fo:text-align="center" style:writing-mode="lr-tb"/>
      <style:text-properties style:font-name="Latin Modern Math" fo:font-size="12pt" style:font-size-asian="16pt" style:font-size-complex="16pt"/>
    </style:style>
    <style:style style:name="P9" style:family="paragraph">
      <loext:graphic-properties draw:fill="solid" draw:fill-color="#333333" draw:opacity="100%" draw:opacity-name="Transparency_20_32"/>
      <style:paragraph-properties fo:text-align="center"/>
    </style:style>
    <style:style style:name="P10" style:family="paragraph">
      <loext:graphic-properties draw:fill="solid" draw:fill-color="#395511" draw:opacity="100%" draw:opacity-name="Transparency_20_24"/>
      <style:paragraph-properties fo:text-align="center"/>
    </style:style>
    <style:style style:name="P11" style:family="paragraph">
      <loext:graphic-properties draw:fill="solid" draw:fill-color="#00a933"/>
      <style:paragraph-properties fo:text-align="center"/>
    </style:style>
    <style:style style:name="P12" style:family="paragraph">
      <loext:graphic-properties draw:fill="bitmap" draw:fill-image-name="Dotted_20_Grid" draw:opacity="50%"/>
      <style:paragraph-properties fo:text-align="center"/>
    </style:style>
    <style:style style:name="P13" style:family="paragraph">
      <loext:graphic-properties draw:fill="solid" draw:fill-color="#ffffff"/>
      <style:paragraph-properties fo:text-align="center"/>
    </style:style>
    <style:style style:name="P14" style:family="paragraph">
      <loext:graphic-properties draw:fill-color="#ff0000"/>
      <style:paragraph-properties fo:text-align="center"/>
    </style:style>
    <style:style style:name="P15" style:family="paragraph">
      <loext:graphic-properties draw:fill="solid" draw:fill-color="#ffffff" draw:opacity="0%"/>
      <style:paragraph-properties fo:text-align="center"/>
    </style:style>
    <style:style style:name="P16" style:family="paragraph">
      <loext:graphic-properties draw:fill="none" draw:opacity="50%"/>
      <style:paragraph-properties fo:text-align="center"/>
    </style:style>
    <style:style style:name="P17" style:family="paragraph">
      <loext:graphic-properties draw:fill="solid" draw:fill-color="#00a933" draw:opacity="100%"/>
      <style:paragraph-properties fo:text-align="center"/>
    </style:style>
    <style:style style:name="P18" style:family="paragraph">
      <loext:graphic-properties draw:fill="solid" draw:fill-color="#ffff00" draw:opacity="100%"/>
      <style:paragraph-properties fo:text-align="center"/>
    </style:style>
    <style:style style:name="P19" style:family="paragraph">
      <loext:graphic-properties draw:fill="solid" draw:fill-color="#800080" draw:opacity="100%"/>
      <style:paragraph-properties fo:text-align="center"/>
    </style:style>
    <style:style style:name="T1" style:family="text">
      <style:text-properties fo:color="#000000" style:font-name="Latin Modern Math" fo:font-size="14pt" fo:font-weight="bold" style:font-size-asian="14pt" style:font-size-complex="14pt"/>
    </style:style>
    <style:style style:name="T2" style:family="text">
      <style:text-properties style:font-name="Latin Modern Math" fo:font-size="12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onnector draw:style-name="gr1" draw:text-style-name="P1" draw:layer="layout" draw:type="line" svg:x1="3.861cm" svg:y1="7.505cm" svg:x2="6.675cm" svg:y2="3.93cm" draw:start-shape="id1" draw:start-glue-point="1" draw:end-shape="id2" draw:end-glue-point="3" svg:d="M3861 7505l2814-3575" svg:viewBox="0 0 2815 3576">
          <text:p/>
        </draw:connector>
        <draw:connector draw:style-name="gr1" draw:text-style-name="P1" draw:layer="layout" draw:type="line" svg:x1="3.861cm" svg:y1="7.505cm" svg:x2="6.747cm" svg:y2="10.677cm" draw:start-shape="id1" draw:start-glue-point="1" draw:end-shape="id3" draw:end-glue-point="3" svg:d="M3861 7505l2886 3172" svg:viewBox="0 0 2887 3173">
          <text:p/>
        </draw:connector>
        <draw:custom-shape draw:style-name="gr2" draw:text-style-name="P2" xml:id="id3" draw:id="id3" draw:layer="layout" svg:width="4.339cm" svg:height="6.879cm" svg:x="6.747cm" svg:y="7.238cm">
          <text:p/>
          <draw:enhanced-geometry svg:viewBox="0 0 21600 21600" draw:type="rectangle" draw:enhanced-path="M 0 0 L 21600 0 21600 21600 0 21600 0 0 Z N"/>
        </draw:custom-shape>
        <draw:g xml:id="id2" draw:id="id2">
          <draw:custom-shape draw:style-name="gr3" draw:text-style-name="P3" draw:layer="layout" svg:width="3.304cm" svg:height="2.065cm" svg:x="9.028cm" svg:y="1.72cm">
            <text:p/>
            <draw:enhanced-geometry svg:viewBox="0 0 21600 21600" draw:mirror-horizontal="false" draw:mirror-vertical="false" draw:type="rectangle" draw:enhanced-path="M 0 0 L 21600 0 21600 21600 0 21600 0 0 Z N"/>
          </draw:custom-shape>
          <draw:custom-shape draw:style-name="gr3" draw:text-style-name="P3" draw:layer="layout" svg:width="3.304cm" svg:height="2.065cm" svg:x="8.285cm" svg:y="2.458cm">
            <text:p/>
            <draw:enhanced-geometry svg:viewBox="0 0 21600 21600" draw:mirror-horizontal="false" draw:mirror-vertical="false" draw:type="rectangle" draw:enhanced-path="M 0 0 L 21600 0 21600 21600 0 21600 0 0 Z N"/>
          </draw:custom-shape>
          <draw:custom-shape draw:style-name="gr3" draw:text-style-name="P3" draw:layer="layout" svg:width="3.304cm" svg:height="2.065cm" svg:x="7.872cm" svg:y="2.871cm">
            <text:p/>
            <draw:enhanced-geometry svg:viewBox="0 0 21600 21600" draw:mirror-horizontal="false" draw:mirror-vertical="false" draw:type="rectangle" draw:enhanced-path="M 0 0 L 21600 0 21600 21600 0 21600 0 0 Z N"/>
          </draw:custom-shape>
          <draw:custom-shape draw:style-name="gr4" draw:text-style-name="P3" draw:layer="layout" svg:width="3.304cm" svg:height="2.065cm" svg:x="7.459cm" svg:y="3.284cm">
            <text:p/>
            <draw:enhanced-geometry svg:viewBox="0 0 21600 21600" draw:mirror-horizontal="false" draw:mirror-vertical="false" draw:type="rectangle" draw:enhanced-path="M 0 0 L 21600 0 21600 21600 0 21600 0 0 Z N"/>
          </draw:custom-shape>
          <draw:connector draw:style-name="gr5" draw:text-style-name="P1" draw:layer="layout" draw:type="line" svg:x1="11.591cm" svg:y1="4.467cm" svg:x2="12.334cm" svg:y2="3.728cm" svg:d="M11591 4467l743-739" svg:viewBox="0 0 744 740">
            <text:p/>
          </draw:connector>
          <draw:custom-shape draw:style-name="gr4" draw:text-style-name="P3" draw:layer="layout" svg:width="3.304cm" svg:height="2.065cm" svg:x="7.088cm" svg:y="3.662cm">
            <text:p/>
            <draw:enhanced-geometry svg:viewBox="0 0 21600 21600" draw:mirror-horizontal="false" draw:mirror-vertical="false" draw:type="rectangle" draw:enhanced-path="M 0 0 L 21600 0 21600 21600 0 21600 0 0 Z N"/>
          </draw:custom-shape>
          <draw:custom-shape draw:style-name="gr4" draw:text-style-name="P3" draw:layer="layout" svg:width="3.304cm" svg:height="2.065cm" svg:x="6.675cm" svg:y="4.075cm">
            <text:p/>
            <draw:enhanced-geometry svg:viewBox="0 0 21600 21600" draw:mirror-horizontal="false" draw:mirror-vertical="false" draw:type="rectangle" draw:enhanced-path="M 0 0 L 21600 0 21600 21600 0 21600 0 0 Z N"/>
          </draw:custom-shape>
        </draw:g>
        <draw:g>
          <svg:title>TexMaths</svg:title>
          <svg:desc>15§latex§$R_{i, f, \theta}$§svg§600§FALSE§</svg:desc>
          <draw:frame draw:style-name="gr6" draw:text-style-name="P4" draw:layer="layout" svg:width="1.211cm" svg:height="0.513cm" svg:x="10.786cm" svg:y="5.675cm">
            <draw:image xlink:href="Pictures/10001B28000003280000015797639398E7B49BE3.svg" xlink:type="simple" xlink:show="embed" xlink:actuate="onLoad" loext:mime-type="image/svg+xml">
              <text:p/>
            </draw:image>
            <draw:image xlink:href="Pictures/100002010000001F0000000D3F6574C4AB201754.png" xlink:type="simple" xlink:show="embed" xlink:actuate="onLoad" loext:mime-type="image/png"/>
          </draw:frame>
        </draw:g>
        <draw:g>
          <svg:title>TexMaths</svg:title>
          <svg:desc>15§latex§$ i = \{ L, \mathrm{Re}(C), \mathrm{Im}(C) \}$§svg§600§FALSE§</svg:desc>
          <draw:frame draw:style-name="gr6" draw:text-style-name="P4" draw:layer="layout" svg:width="3.785cm" svg:height="0.378cm" svg:x="9.189cm" svg:y="6.324cm">
            <draw:image xlink:href="Pictures/100041D500000D640000017AF41C83D42CC360A7.svg" xlink:type="simple" xlink:show="embed" xlink:actuate="onLoad" loext:mime-type="image/svg+xml">
              <text:p/>
            </draw:image>
            <draw:image xlink:href="Pictures/10000201000000820000000E9D1A5D4E37D5F991.png" xlink:type="simple" xlink:show="embed" xlink:actuate="onLoad" loext:mime-type="image/png"/>
          </draw:frame>
        </draw:g>
        <draw:frame draw:style-name="gr7" draw:text-style-name="P6" draw:layer="layout" svg:width="8.032cm" svg:height="1.275cm" svg:x="4.767cm" svg:y="0.136cm">
          <draw:text-box>
            <text:p text:style-name="P5"><text:span text:style-name="T1">C</text:span><text:span text:style-name="T1">O</text:span><text:span text:style-name="T1">M</text:span><text:span text:style-name="T1">P</text:span><text:span text:style-name="T1">U</text:span><text:span text:style-name="T1">T</text:span><text:span text:style-name="T1">A</text:span><text:span text:style-name="T1">T</text:span><text:span text:style-name="T1">I</text:span><text:span text:style-name="T1">O</text:span><text:span text:style-name="T1">N</text:span><text:span text:style-name="T1">A</text:span><text:span text:style-name="T1">L </text:span><text:span text:style-name="T1">S</text:span><text:span text:style-name="T1">U</text:span><text:span text:style-name="T1">P</text:span><text:span text:style-name="T1">P</text:span><text:span text:style-name="T1">O</text:span><text:span text:style-name="T1">R</text:span><text:span text:style-name="T1">T</text:span></text:p>
          </draw:text-box>
        </draw:frame>
        <draw:frame draw:style-name="gr7" draw:text-style-name="P6" draw:layer="layout" svg:width="4.737cm" svg:height="1.275cm" svg:x="19.466cm" svg:y="0.136cm">
          <draw:text-box>
            <text:p text:style-name="P5"><text:span text:style-name="T1">S</text:span><text:span text:style-name="T1">E</text:span><text:span text:style-name="T1">G</text:span><text:span text:style-name="T1">M</text:span><text:span text:style-name="T1">E</text:span><text:span text:style-name="T1">N</text:span><text:span text:style-name="T1">T</text:span><text:span text:style-name="T1">A</text:span><text:span text:style-name="T1">T</text:span><text:span text:style-name="T1">I</text:span><text:span text:style-name="T1">O</text:span><text:span text:style-name="T1">N</text:span><text:span text:style-name="T1"> </text:span><text:span text:style-name="T1">A</text:span><text:span text:style-name="T1">L</text:span><text:span text:style-name="T1">G</text:span><text:span text:style-name="T1">O</text:span><text:span text:style-name="T1">R</text:span><text:span text:style-name="T1">I</text:span><text:span text:style-name="T1">T</text:span><text:span text:style-name="T1">H</text:span><text:span text:style-name="T1">M</text:span><text:span text:style-name="T1">S</text:span></text:p>
          </draw:text-box>
        </draw:frame>
        <draw:frame draw:style-name="gr8" draw:text-style-name="P6" draw:layer="layout" svg:width="4.167cm" svg:height="1.77cm" svg:x="14.254cm" svg:y="0.136cm">
          <draw:text-box>
            <text:p text:style-name="P5"><text:span text:style-name="T1">S</text:span><text:span text:style-name="T1">I</text:span><text:span text:style-name="T1">M</text:span><text:span text:style-name="T1">I</text:span><text:span text:style-name="T1">L</text:span><text:span text:style-name="T1">A</text:span><text:span text:style-name="T1">R</text:span><text:span text:style-name="T1">I</text:span><text:span text:style-name="T1">T</text:span><text:span text:style-name="T1">Y</text:span><text:span text:style-name="T1"> </text:span><text:span text:style-name="T1">B</text:span><text:span text:style-name="T1">E</text:span><text:span text:style-name="T1">T</text:span><text:span text:style-name="T1">W</text:span><text:span text:style-name="T1">E</text:span><text:span text:style-name="T1">E</text:span><text:span text:style-name="T1">N</text:span><text:span text:style-name="T1"> </text:span><text:span text:style-name="T1">S</text:span><text:span text:style-name="T1">T</text:span><text:span text:style-name="T1">R</text:span><text:span text:style-name="T1">U</text:span><text:span text:style-name="T1">C</text:span><text:span text:style-name="T1">T</text:span><text:span text:style-name="T1">U</text:span><text:span text:style-name="T1">R</text:span><text:span text:style-name="T1">E</text:span><text:span text:style-name="T1">S</text:span></text:p>
          </draw:text-box>
        </draw:frame>
        <draw:frame draw:style-name="gr9" draw:text-style-name="P8" draw:layer="layout" svg:width="3.81cm" svg:height="0.708cm" svg:x="7.011cm" svg:y="14.266cm">
          <draw:text-box>
            <text:p text:style-name="P7"><text:span text:style-name="T2">I</text:span><text:span text:style-name="T2">m</text:span><text:span text:style-name="T2">ag</text:span><text:span text:style-name="T2">e </text:span><text:span text:style-name="T2">as </text:span><text:span text:style-name="T2">a </text:span><text:span text:style-name="T2">gr</text:span><text:span text:style-name="T2">ap</text:span><text:span text:style-name="T2">h</text:span></text:p>
          </draw:text-box>
        </draw:frame>
        <draw:frame draw:style-name="gr10" draw:text-style-name="P8" draw:layer="layout" svg:width="1.871cm" svg:height="1.554cm" svg:x="5.444cm" svg:y="2.224cm">
          <draw:text-box>
            <text:p text:style-name="P7"><text:span text:style-name="T2">I</text:span><text:span text:style-name="T2">m</text:span><text:span text:style-name="T2">ag</text:span><text:span text:style-name="T2">e </text:span><text:span text:style-name="T2">fe</text:span><text:span text:style-name="T2">at</text:span><text:span text:style-name="T2">ur</text:span><text:span text:style-name="T2">e </text:span><text:span text:style-name="T2">sp</text:span><text:span text:style-name="T2">ac</text:span><text:span text:style-name="T2">e</text:span></text:p>
          </draw:text-box>
        </draw:frame>
        <draw:frame draw:style-name="gr11" draw:text-style-name="P8" draw:layer="layout" svg:width="1.778cm" svg:height="1.131cm" svg:x="1.32cm" svg:y="8.645cm">
          <draw:text-box>
            <text:p text:style-name="P7"><text:span text:style-name="T2">In</text:span><text:span text:style-name="T2">p</text:span><text:span text:style-name="T2">ut</text:span></text:p>
            <text:p text:style-name="P7"><text:span text:style-name="T2">im</text:span><text:span text:style-name="T2">ag</text:span><text:span text:style-name="T2">e</text:span></text:p>
          </draw:text-box>
        </draw:frame>
        <draw:line draw:style-name="gr12" draw:text-style-name="P1" draw:layer="layout" svg:x1="19.291cm" svg:y1="14.799cm" svg:x2="19.291cm" svg:y2="0.169cm">
          <text:p/>
        </draw:line>
        <draw:line draw:style-name="gr12" draw:text-style-name="P1" draw:layer="layout" svg:x1="13.091cm" svg:y1="14.799cm" svg:x2="13.091cm" svg:y2="0.169cm">
          <text:p/>
        </draw:line>
        <draw:line draw:style-name="gr12" draw:text-style-name="P1" draw:layer="layout" svg:x1="4.391cm" svg:y1="14.799cm" svg:x2="4.391cm" svg:y2="0.169cm">
          <text:p/>
        </draw:line>
        <draw:frame draw:style-name="gr9" draw:text-style-name="P8" draw:layer="layout" svg:width="2.54cm" svg:height="0.708cm" svg:x="7.646cm" svg:y="9.766cm">
          <draw:text-box>
            <text:p text:style-name="P7"><text:span text:style-name="T2">Pi</text:span><text:span text:style-name="T2">xe</text:span><text:span text:style-name="T2">l-</text:span><text:span text:style-name="T2">le</text:span><text:span text:style-name="T2">ve</text:span><text:span text:style-name="T2">l</text:span></text:p>
          </draw:text-box>
        </draw:frame>
        <draw:frame draw:style-name="gr9" draw:text-style-name="P8" draw:layer="layout" svg:width="2.794cm" svg:height="0.708cm" svg:x="7.519cm" svg:y="13.358cm">
          <draw:text-box>
            <text:p text:style-name="P7"><text:span text:style-name="T2">R</text:span><text:span text:style-name="T2">eg</text:span><text:span text:style-name="T2">io</text:span><text:span text:style-name="T2">n-</text:span><text:span text:style-name="T2">le</text:span><text:span text:style-name="T2">ve</text:span><text:span text:style-name="T2">l</text:span></text:p>
          </draw:text-box>
        </draw:frame>
        <draw:frame draw:style-name="gr11" draw:text-style-name="P8" draw:layer="layout" svg:width="2.096cm" svg:height="1.131cm" svg:x="16.67cm" svg:y="5.861cm">
          <draw:text-box>
            <text:p text:style-name="P7"><text:span text:style-name="T2">G</text:span><text:span text:style-name="T2">ra</text:span><text:span text:style-name="T2">p</text:span><text:span text:style-name="T2">h </text:span><text:span text:style-name="T2">gr</text:span><text:span text:style-name="T2">ad</text:span><text:span text:style-name="T2">ie</text:span><text:span text:style-name="T2">nt</text:span></text:p>
          </draw:text-box>
        </draw:frame>
        <draw:frame draw:style-name="gr11" draw:text-style-name="P8" draw:layer="layout" svg:width="2.604cm" svg:height="1.131cm" svg:x="15.078cm" svg:y="11.87cm">
          <draw:text-box>
            <text:p text:style-name="P7"><text:span text:style-name="T2">I</text:span><text:span text:style-name="T2">m</text:span><text:span text:style-name="T2">ag</text:span><text:span text:style-name="T2">e </text:span><text:span text:style-name="T2">bo</text:span><text:span text:style-name="T2">u</text:span><text:span text:style-name="T2">n</text:span><text:span text:style-name="T2">da</text:span><text:span text:style-name="T2">rie</text:span><text:span text:style-name="T2">s</text:span></text:p>
          </draw:text-box>
        </draw:frame>
        <draw:frame draw:style-name="gr11" draw:text-style-name="P8" draw:layer="layout" svg:width="2.985cm" svg:height="1.131cm" svg:x="20.256cm" svg:y="5.861cm">
          <draw:text-box>
            <text:p text:style-name="P7"><text:span text:style-name="T2">G</text:span><text:span text:style-name="T2">r</text:span><text:span text:style-name="T2">a</text:span><text:span text:style-name="T2">p</text:span><text:span text:style-name="T2">h</text:span><text:span text:style-name="T2">-</text:span><text:span text:style-name="T2">b</text:span><text:span text:style-name="T2">a</text:span><text:span text:style-name="T2">s</text:span><text:span text:style-name="T2">e</text:span><text:span text:style-name="T2">d</text:span><text:span text:style-name="T2"> </text:span><text:span text:style-name="T2">s</text:span><text:span text:style-name="T2">e</text:span><text:span text:style-name="T2">g</text:span><text:span text:style-name="T2">m</text:span><text:span text:style-name="T2">e</text:span><text:span text:style-name="T2">n</text:span><text:span text:style-name="T2">t</text:span><text:span text:style-name="T2">a</text:span><text:span text:style-name="T2">t</text:span><text:span text:style-name="T2">i</text:span><text:span text:style-name="T2">o</text:span><text:span text:style-name="T2">n</text:span></text:p>
          </draw:text-box>
        </draw:frame>
        <draw:frame draw:style-name="gr11" draw:text-style-name="P8" draw:layer="layout" svg:width="3.62cm" svg:height="1.131cm" svg:x="19.938cm" svg:y="11.87cm">
          <draw:text-box>
            <text:p text:style-name="P7"><text:span text:style-name="T2">B</text:span><text:span text:style-name="T2">o</text:span><text:span text:style-name="T2">u</text:span><text:span text:style-name="T2">n</text:span><text:span text:style-name="T2">d</text:span><text:span text:style-name="T2">a</text:span><text:span text:style-name="T2">r</text:span><text:span text:style-name="T2">y</text:span><text:span text:style-name="T2">-</text:span><text:span text:style-name="T2">b</text:span><text:span text:style-name="T2">a</text:span><text:span text:style-name="T2">s</text:span><text:span text:style-name="T2">e</text:span><text:span text:style-name="T2">d</text:span><text:span text:style-name="T2"> </text:span><text:span text:style-name="T2">s</text:span><text:span text:style-name="T2">e</text:span><text:span text:style-name="T2">g</text:span><text:span text:style-name="T2">m</text:span><text:span text:style-name="T2">e</text:span><text:span text:style-name="T2">n</text:span><text:span text:style-name="T2">t</text:span><text:span text:style-name="T2">a</text:span><text:span text:style-name="T2">t</text:span><text:span text:style-name="T2">i</text:span><text:span text:style-name="T2">o</text:span><text:span text:style-name="T2">n</text:span></text:p>
          </draw:text-box>
        </draw:frame>
        <draw:connector draw:style-name="gr13" draw:text-style-name="P1" draw:layer="layout" draw:type="line" svg:x1="14.728cm" svg:y1="4.63cm" svg:x2="12.334cm" svg:y2="3.93cm" draw:start-shape="id4" draw:start-glue-point="3" draw:end-shape="id2" draw:end-glue-point="1" svg:d="M14728 4630l-2394-700" svg:viewBox="0 0 2395 701">
          <text:p/>
        </draw:connector>
        <draw:connector draw:style-name="gr13" draw:text-style-name="P1" draw:layer="layout" draw:type="line" svg:x1="14.728cm" svg:y1="4.63cm" svg:x2="11.086cm" svg:y2="10.677cm" draw:start-shape="id4" draw:start-glue-point="3" draw:end-shape="id3" draw:end-glue-point="1" svg:d="M14728 4630l-3642 6047" svg:viewBox="0 0 3643 6048">
          <text:p/>
        </draw:connector>
        <draw:connector draw:style-name="gr1" draw:text-style-name="P1" draw:layer="layout" draw:type="line" svg:x1="16.38cm" svg:y1="5.663cm" svg:x2="16.38cm" svg:y2="9.521cm" draw:start-shape="id4" draw:start-glue-point="2" draw:end-shape="id5" draw:end-glue-point="0" svg:d="M16380 5663v3858" svg:viewBox="0 0 1 3859">
          <text:p/>
        </draw:connector>
        <draw:connector draw:style-name="gr1" draw:text-style-name="P1" draw:layer="layout" draw:type="line" svg:x1="18.032cm" svg:y1="10.553cm" svg:x2="20.096cm" svg:y2="10.553cm" draw:start-shape="id5" draw:start-glue-point="1" draw:end-shape="id6" draw:end-glue-point="3" svg:d="M18032 10553h2064" svg:viewBox="0 0 2065 1">
          <text:p/>
        </draw:connector>
        <draw:connector draw:style-name="gr1" draw:text-style-name="P1" draw:layer="layout" draw:type="line" svg:x1="18.032cm" svg:y1="4.63cm" svg:x2="20.096cm" svg:y2="4.63cm" draw:start-shape="id4" draw:start-glue-point="1" draw:end-shape="id7" draw:end-glue-point="3" svg:d="M18032 4630h2064" svg:viewBox="0 0 2065 1">
          <text:p/>
        </draw:connector>
        <draw:g xml:id="id1" draw:id="id1">
          <draw:custom-shape draw:style-name="gr14" draw:text-style-name="P2" draw:layer="layout" svg:width="3.304cm" svg:height="2.066cm" svg:x="0.557cm" svg:y="6.472cm">
            <text:p/>
            <draw:enhanced-geometry svg:viewBox="0 0 21600 21600" draw:mirror-horizontal="false" draw:mirror-vertical="false" draw:type="rectangle" draw:enhanced-path="M 0 0 L 21600 0 21600 21600 0 21600 0 0 Z N"/>
          </draw:custom-shape>
          <draw:path draw:style-name="gr15" draw:text-style-name="P9" draw:layer="layout" svg:width="1.599cm" svg:height="1.352cm" draw:transform="skewX (-0.00122173047639596) rotate (-2.35671808896794) translate (2.60820886297142cm 7.41354899796609cm)" svg:viewBox="0 0 1600 1353" svg:d="M655 1348c117 3 236-5 348-40 101-29 187-89 260-161 70-68 151-135 200-223 56-97 134-195 137-310 2-116-27-239-99-335-58-80-149-125-231-192-97-81-208-80-310-86-103-8-205 36-298 86-136 75-5 194-36 285-39 112-175 89-263 124-101 42-235 44-303 143-75 109-91 281 18 379 74 66 144 138 217 205 77 69 173 105 267 130l88-1z">
            <text:p/>
          </draw:path>
          <draw:path draw:style-name="gr16" draw:text-style-name="P10" draw:layer="layout" svg:width="1.376cm" svg:height="1.198cm" draw:transform="skewX (-0.00645771823237903) rotate (1.69000231470611) translate (2.42162374471115cm 8.21973498447405cm)" svg:viewBox="0 0 1377 1199" svg:d="M1175 440c112-41 167 99 186 174 22 74 18 149 10 226-8 81-5 167-46 242-55 101-182 106-284 115-91 10-181-19-273-18-82 4-156-32-231-56-85-28-164-77-251-106-86-29-156-88-217-155-83-89-75-195-57-291 16-86 57-169 114-234 65-75 123-164 211-208 90-46 178-101 277-125 96-23 167 62 183 141 20 90 48 181 90 260 40 77 144 88 223 72l48-16z">
            <text:p/>
          </draw:path>
          <draw:path draw:style-name="gr17" draw:text-style-name="P11" draw:layer="layout" svg:width="1.232cm" svg:height="0.057cm" draw:transform="skewX (0.00174532925199436) rotate (-1.89106424453586) translate (1.45569976129763cm 6.82608723726144cm)" svg:viewBox="0 0 1233 58" svg:d="M0 3c88-8 177 1 265 2 96 4 194 27 288 46 83 18 172-6 257 6 91 13 158-62 247-24l91 3 85 3">
            <text:p/>
          </draw:path>
          <draw:path draw:style-name="gr17" draw:text-style-name="P11" draw:layer="layout" svg:width="1.467cm" svg:height="0.06cm" draw:transform="rotate (-1.92405096739855) translate (1.67079352198073cm 6.78287147620924cm)" svg:viewBox="0 0 1468 61" svg:d="M0 32c101 10 203 4 301-19 106-23 216-10 323-2 98 7 197 8 293 24 93 15 187-11 278 7 88 18 178 14 265 19l8-3">
            <text:p/>
          </draw:path>
          <draw:path draw:style-name="gr17" draw:text-style-name="P11" draw:layer="layout" svg:width="1.505cm" svg:height="0.162cm" draw:transform="skewX (0.00209439510239322) rotate (-2.05285626619573) translate (1.94602846182586cm 6.86884257929579cm)" svg:viewBox="0 0 1506 163" svg:d="M0 161c112 8 223-11 337-17 113-7 226 11 341-3 98-13 205 14 301-17 86-26 177-42 263-68 80-22 163-42 244-56h20">
            <text:p/>
          </draw:path>
          <draw:path draw:style-name="gr17" draw:text-style-name="P11" draw:layer="layout" svg:width="1.604cm" svg:height="0.107cm" draw:transform="skewX (-0.000698131700797667) rotate (-1.93015961978053) translate (1.96930461497064cm 6.80881682102886cm)" svg:viewBox="0 0 1605 108" svg:d="M0 18c101 22 195-36 296-12 96 23 202-3 296 31 94 32 190 14 288 34 97 19 200 24 299 13 94-10 187 24 283 19l81-5 62 10">
            <text:p/>
          </draw:path>
          <draw:path draw:style-name="gr17" draw:text-style-name="P11" draw:layer="layout" svg:width="1.417cm" svg:height="0.079cm" draw:transform="skewX (-0.000698131700797698) rotate (-2.08008340252684) translate (2.15922353521693cm 7.00318026353456cm)" svg:viewBox="0 0 1418 80" svg:d="M0 74c94 20 189-19 280-13 96 9 192-4 286-16 89-11 184 0 273-8 96-10 195-16 293-21 86-3 174-8 263-13l23-3">
            <text:p/>
          </draw:path>
          <draw:path draw:style-name="gr17" draw:text-style-name="P11" draw:layer="layout" svg:width="0.584cm" svg:height="0.054cm" draw:transform="skewX (0.00191986217719367) rotate (-2.10224908402717) translate (1.99292444957774cm 7.69865945823375cm)" svg:viewBox="0 0 585 55" svg:d="M0 55c99 0 200-16 299-31 88-12 177-32 268-21l18-1">
            <text:p/>
          </draw:path>
          <draw:path draw:style-name="gr17" draw:text-style-name="P11" draw:layer="layout" svg:width="0.593cm" svg:height="0.269cm" svg:x="0.999cm" svg:y="7.941cm" svg:viewBox="0 0 594 270" svg:d="M0 3c117-23 194 88 296 117 96 26 154 122 259 133l39 17">
            <text:p/>
          </draw:path>
          <draw:path draw:style-name="gr17" draw:text-style-name="P11" draw:layer="layout" svg:width="0.896cm" svg:height="0.096cm" draw:transform="skewX (0.00261799387799149) rotate (-0.551524043630209) translate (1.02605102009073cm 7.7215447411932cm)" svg:viewBox="0 0 897 97" svg:d="M0 97c99-3 198-1 301-21 89-16 182-26 276-40 101-15 207-25 311-36l9 3">
            <text:p/>
          </draw:path>
          <draw:path draw:style-name="gr17" draw:text-style-name="P11" draw:layer="layout" svg:width="1.034cm" svg:height="0.187cm" draw:transform="skewX (-0.002443460952792) rotate (-0.59411007737887) translate (1.08821477458948cm 7.49806266193728cm)" svg:viewBox="0 0 1035 188" svg:d="M0 188c109 3 221-15 325-49 95-30 196-41 293-56 91-14 182-39 275-54l94-16 48-13">
            <text:p/>
          </draw:path>
          <draw:path draw:style-name="gr17" draw:text-style-name="P11" draw:layer="layout" svg:width="1.13cm" svg:height="0.233cm" draw:transform="skewX (0.00488692190558408) rotate (-0.570199066626548) translate (1.06306717747569cm 7.31850572094662cm)" svg:viewBox="0 0 1131 234" svg:d="M0 234c138-4 270-59 401-102 78-24 150-76 237-76 106-1 210-43 321-37l102-13 70-6">
            <text:p/>
          </draw:path>
          <draw:path draw:style-name="gr17" draw:text-style-name="P11" draw:layer="layout" svg:width="1.181cm" svg:height="0.033cm" draw:transform="skewX (0.00244346095279214) rotate (-0.36651914291881) translate (0.981597488256124cm 7.35597235432735cm)" svg:viewBox="0 0 1182 34" svg:d="M0 19c112-3 228 24 340 11 110-11 223 15 332-9 92-21 187 15 281-8l117-3 81-7 31-3">
            <text:p/>
          </draw:path>
          <draw:path draw:style-name="gr17" draw:text-style-name="P11" draw:layer="layout" svg:width="0.869cm" svg:height="0.116cm" draw:transform="skewX (-0.0029670597283904) rotate (-0.257261531743965) translate (1.03021884131418cm 7.21710475492284cm)" svg:viewBox="0 0 870 117" svg:d="M0 0c117 13 241 7 358 36 94 23 195 34 295 52l111 19 83 10 23-6">
            <text:p/>
          </draw:path>
          <draw:path draw:style-name="gr17" draw:text-style-name="P11" draw:layer="layout" svg:width="0.835cm" svg:height="0.048cm" draw:transform="rotate (-0.416086493675449) translate (1.148806168462cm 7.08258623248879cm)" svg:viewBox="0 0 836 49" svg:d="M0 44c107-6 218 13 327 2 96-10 197-13 297-21l85-2 76-18 51-5">
            <text:p/>
          </draw:path>
          <draw:path draw:style-name="gr17" draw:text-style-name="P11" draw:layer="layout" svg:width="0.818cm" svg:height="0.173cm" draw:transform="skewX (-0.00331612557878926) rotate (-0.571420797102945) translate (1.31902565828912cm 6.87522158921215cm)" svg:viewBox="0 0 819 174" svg:d="M0 174c146-10 286-60 430-99 78-23 164-31 247-47l94-15 48-13">
            <text:p/>
          </draw:path>
          <draw:path draw:style-name="gr17" draw:text-style-name="P11" draw:layer="layout" svg:width="0.954cm" svg:height="0.182cm" draw:transform="skewX (-0.00104719755119659) rotate (1.37235239084314) translate (0.940224686739084cm 7.7448524593595cm)" svg:viewBox="0 0 955 183" svg:d="M0 4c42-9 86-1 128 3 56 3 105 32 153 45 47 13 93 44 142 55 49 10 102 8 151 16 49 10 99 12 145 20 45 8 89 27 133 29l44 3 46 6 13 2">
            <text:p/>
          </draw:path>
          <draw:path draw:style-name="gr17" draw:text-style-name="P11" draw:layer="layout" svg:width="0.821cm" svg:height="0.127cm" draw:transform="skewX (-0.00331612557878924) rotate (-0.222704012554477) translate (1.2534395320762cm 6.92569755078951cm)" svg:viewBox="0 0 822 128" svg:d="M0 2c55-11 101 28 158 28 48 0 96 10 144 16 43 3 85 15 129 17 42 0 86 21 133 21 44-2 89 18 136 19l44 12 41 6 37 7">
            <text:p/>
          </draw:path>
          <draw:path draw:style-name="gr17" draw:text-style-name="P11" draw:layer="layout" svg:width="0.757cm" svg:height="0.079cm" draw:transform="rotate (-0.245393292830404) translate (1.37518079706602cm 6.83736036071031cm)" svg:viewBox="0 0 758 80" svg:d="M0 1c57-6 114 20 174 16 47-3 99-3 150 7 42 6 89 1 135 6 45 5 92 26 139 29 43 4 88 17 132 15l28 6">
            <text:p/>
          </draw:path>
          <draw:path draw:style-name="gr17" draw:text-style-name="P11" draw:layer="layout" svg:width="0.511cm" svg:height="0.148cm" svg:x="1.581cm" svg:y="6.791cm" svg:viewBox="0 0 512 149" svg:d="M0 1c52-4 104 5 156 14 60 12 119 36 181 48 44 8 78 40 125 47l39 22 11 17">
            <text:p/>
          </draw:path>
          <draw:path draw:style-name="gr18" draw:text-style-name="P11" draw:layer="layout" svg:width="0.329cm" svg:height="0.614cm" draw:transform="skewX (0.00488692190558411) rotate (0.99099794928238) translate (2.80875807115446cm 6.9744945976222cm)" svg:viewBox="0 0 330 615" svg:d="M0 6c52-27 182 41 82 104-93 59 34 118 101 100 117-33 36 127-3 153-81 52 7 133 74 81 110-85 83 130 25 150l-21 21">
            <text:p/>
          </draw:path>
          <draw:path draw:style-name="gr18" draw:text-style-name="P11" draw:layer="layout" svg:width="0.459cm" svg:height="0.481cm" draw:transform="rotate (0.719948316447661) translate (2.82930010616408cm 7.1645245786876cm)" svg:viewBox="0 0 460 482" svg:d="M0 12c107-54 83 91 78 145-7 113 106 8 172 65 67 58 44 136 44 201 1 134 110-9 166 31">
            <text:p/>
          </draw:path>
          <draw:path draw:style-name="gr18" draw:text-style-name="P11" draw:layer="layout" svg:width="0.497cm" svg:height="0.568cm" draw:transform="skewX (0.00506145483078355) rotate (0.628318530717959) translate (2.71514187321911cm 7.35956717401045cm)" svg:viewBox="0 0 498 569" svg:d="M0 11c133-58 38 136 105 159 53 18 175-16 158 87-10 58 20 180 109 163 83-18 108 78 119 136l7 13">
            <text:p/>
          </draw:path>
          <draw:path draw:style-name="gr18" draw:text-style-name="P11" draw:layer="layout" svg:width="0.709cm" svg:height="0.497cm" draw:transform="rotate (0.215897228471699) translate (2.57675922876977cm 7.48145372864123cm)" svg:viewBox="0 0 710 498" svg:d="M0 8c63-33 104 41 93 112-15 101 120 39 183 47 83 12 82 122 139 173 56 49 128 18 190 11 97-9 65 96 99 140l6 7">
            <text:p/>
          </draw:path>
          <draw:path draw:style-name="gr18" draw:text-style-name="P11" draw:layer="layout" svg:width="0.588cm" svg:height="0.65cm" draw:transform="skewX (-0.00471238898038472) rotate (0.362155819788823) translate (2.47762517931127cm 7.61870796477569cm)" svg:viewBox="0 0 589 651" svg:d="M0 9c83-41 86 74 63 128-31 72 76 135 138 119 84-22 95 74 58 133-58 96 94 50 137 58 82 15 68 124 102 187l59 5 32 12">
            <text:p/>
          </draw:path>
        </draw:g>
        <draw:g>
          <draw:g>
            <draw:custom-shape draw:style-name="gr19" draw:text-style-name="P12" draw:layer="layout" svg:width="3.305cm" svg:height="2.065cm" svg:x="7.264cm" svg:y="7.512cm">
              <text:p/>
              <draw:enhanced-geometry svg:viewBox="0 0 21600 21600" draw:mirror-horizontal="false" draw:mirror-vertical="false" draw:type="rectangle" draw:enhanced-path="M 0 0 L 21600 0 21600 21600 0 21600 0 0 Z N"/>
            </draw:custom-shape>
            <draw:line draw:style-name="gr20" draw:text-style-name="P13" draw:layer="layout" svg:x1="7.479cm" svg:y1="9.358cm" svg:x2="10.226cm" svg:y2="9.358cm">
              <text:p/>
            </draw:line>
            <draw:line draw:style-name="gr20" draw:text-style-name="P13" draw:layer="layout" svg:x1="7.446cm" svg:y1="9.038cm" svg:x2="10.193cm" svg:y2="9.038cm">
              <text:p/>
            </draw:line>
            <draw:line draw:style-name="gr20" draw:text-style-name="P13" draw:layer="layout" svg:x1="7.469cm" svg:y1="8.696cm" svg:x2="10.216cm" svg:y2="8.696cm">
              <text:p/>
            </draw:line>
            <draw:line draw:style-name="gr20" draw:text-style-name="P13" draw:layer="layout" svg:x1="7.48cm" svg:y1="8.347cm" svg:x2="10.227cm" svg:y2="8.347cm">
              <text:p/>
            </draw:line>
            <draw:line draw:style-name="gr20" draw:text-style-name="P13" draw:layer="layout" svg:x1="7.49cm" svg:y1="8.002cm" svg:x2="10.237cm" svg:y2="8.002cm">
              <text:p/>
            </draw:line>
            <draw:line draw:style-name="gr20" draw:text-style-name="P13" draw:layer="layout" svg:x1="7.474cm" svg:y1="7.662cm" svg:x2="10.221cm" svg:y2="7.662cm">
              <text:p/>
            </draw:line>
            <draw:line draw:style-name="gr21" draw:text-style-name="P13" draw:layer="layout" svg:x1="7.479cm" svg:y1="7.662cm" svg:x2="7.479cm" svg:y2="9.358cm">
              <text:p/>
            </draw:line>
            <draw:line draw:style-name="gr21" draw:text-style-name="P13" draw:layer="layout" svg:x1="7.827cm" svg:y1="7.649cm" svg:x2="7.827cm" svg:y2="9.345cm">
              <text:p/>
            </draw:line>
            <draw:line draw:style-name="gr21" draw:text-style-name="P13" draw:layer="layout" svg:x1="8.172cm" svg:y1="7.651cm" svg:x2="8.172cm" svg:y2="9.347cm">
              <text:p/>
            </draw:line>
            <draw:line draw:style-name="gr21" draw:text-style-name="P13" draw:layer="layout" svg:x1="8.516cm" svg:y1="7.661cm" svg:x2="8.516cm" svg:y2="9.357cm">
              <text:p/>
            </draw:line>
            <draw:line draw:style-name="gr21" draw:text-style-name="P13" draw:layer="layout" svg:x1="8.859cm" svg:y1="7.662cm" svg:x2="8.859cm" svg:y2="9.358cm">
              <text:p/>
            </draw:line>
            <draw:line draw:style-name="gr21" draw:text-style-name="P13" draw:layer="layout" svg:x1="9.199cm" svg:y1="7.664cm" svg:x2="9.199cm" svg:y2="9.36cm">
              <text:p/>
            </draw:line>
            <draw:line draw:style-name="gr21" draw:text-style-name="P13" draw:layer="layout" svg:x1="9.539cm" svg:y1="7.636cm" svg:x2="9.539cm" svg:y2="9.332cm">
              <text:p/>
            </draw:line>
            <draw:line draw:style-name="gr21" draw:text-style-name="P13" draw:layer="layout" svg:x1="9.892cm" svg:y1="7.656cm" svg:x2="9.892cm" svg:y2="9.352cm">
              <text:p/>
            </draw:line>
            <draw:line draw:style-name="gr21" draw:text-style-name="P13" draw:layer="layout" svg:x1="10.227cm" svg:y1="7.662cm" svg:x2="10.227cm" svg:y2="9.358cm">
              <text:p/>
            </draw:line>
            <draw:custom-shape draw:style-name="gr22" draw:text-style-name="P14" draw:layer="layout" svg:width="0.05cm" svg:height="0.051cm" svg:x="7.455cm" svg:y="9.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cm" svg:height="0.05cm" svg:x="7.455cm" svg:y="9.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cm" svg:height="0.05cm" svg:x="7.455cm" svg:y="8.6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cm" svg:height="0.051cm" svg:x="7.455cm" svg:y="8.3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cm" svg:height="0.051cm" svg:x="7.455cm" svg:y="7.9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cm" svg:height="0.05cm" svg:x="7.455cm" svg:y="7.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1cm" svg:height="0.051cm" svg:x="8.147cm" svg:y="9.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1cm" svg:height="0.05cm" svg:x="8.147cm" svg:y="9.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1cm" svg:height="0.05cm" svg:x="8.147cm" svg:y="8.6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1cm" svg:height="0.051cm" svg:x="8.147cm" svg:y="8.3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1cm" svg:height="0.051cm" svg:x="8.147cm" svg:y="7.9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1cm" svg:height="0.05cm" svg:x="8.147cm" svg:y="7.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cm" svg:height="0.051cm" svg:x="8.492cm" svg:y="9.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cm" svg:height="0.05cm" svg:x="8.492cm" svg:y="9.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cm" svg:height="0.05cm" svg:x="8.492cm" svg:y="8.6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cm" svg:height="0.051cm" svg:x="8.492cm" svg:y="8.3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cm" svg:height="0.051cm" svg:x="8.492cm" svg:y="7.9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cm" svg:height="0.05cm" svg:x="8.492cm" svg:y="7.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1cm" svg:height="0.051cm" svg:x="7.802cm" svg:y="9.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1cm" svg:height="0.05cm" svg:x="7.802cm" svg:y="9.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1cm" svg:height="0.05cm" svg:x="7.802cm" svg:y="8.6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1cm" svg:height="0.051cm" svg:x="7.802cm" svg:y="8.3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1cm" svg:height="0.051cm" svg:x="7.802cm" svg:y="7.9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1cm" svg:height="0.05cm" svg:x="7.802cm" svg:y="7.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1cm" svg:height="0.051cm" svg:x="8.835cm" svg:y="9.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1cm" svg:height="0.05cm" svg:x="8.835cm" svg:y="9.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1cm" svg:height="0.05cm" svg:x="8.835cm" svg:y="8.6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1cm" svg:height="0.051cm" svg:x="8.835cm" svg:y="8.3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1cm" svg:height="0.051cm" svg:x="8.835cm" svg:y="7.9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1cm" svg:height="0.05cm" svg:x="8.835cm" svg:y="7.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1cm" svg:height="0.051cm" svg:x="9.175cm" svg:y="9.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1cm" svg:height="0.05cm" svg:x="9.175cm" svg:y="9.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1cm" svg:height="0.05cm" svg:x="9.175cm" svg:y="8.6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1cm" svg:height="0.051cm" svg:x="9.175cm" svg:y="8.3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1cm" svg:height="0.051cm" svg:x="9.175cm" svg:y="7.9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1cm" svg:height="0.05cm" svg:x="9.175cm" svg:y="7.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2cm" svg:height="0.051cm" svg:x="9.514cm" svg:y="9.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2cm" svg:height="0.05cm" svg:x="9.514cm" svg:y="9.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2cm" svg:height="0.05cm" svg:x="9.514cm" svg:y="8.6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2cm" svg:height="0.051cm" svg:x="9.514cm" svg:y="8.3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2cm" svg:height="0.051cm" svg:x="9.514cm" svg:y="7.9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2cm" svg:height="0.05cm" svg:x="9.514cm" svg:y="7.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cm" svg:height="0.051cm" svg:x="9.868cm" svg:y="9.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cm" svg:height="0.05cm" svg:x="9.868cm" svg:y="9.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cm" svg:height="0.05cm" svg:x="9.868cm" svg:y="8.6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cm" svg:height="0.051cm" svg:x="9.868cm" svg:y="8.3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cm" svg:height="0.051cm" svg:x="9.868cm" svg:y="7.9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cm" svg:height="0.05cm" svg:x="9.868cm" svg:y="7.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1cm" svg:height="0.051cm" svg:x="10.202cm" svg:y="9.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1cm" svg:height="0.05cm" svg:x="10.202cm" svg:y="9.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1cm" svg:height="0.05cm" svg:x="10.202cm" svg:y="8.6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1cm" svg:height="0.051cm" svg:x="10.202cm" svg:y="8.3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1cm" svg:height="0.051cm" svg:x="10.202cm" svg:y="7.9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1cm" svg:height="0.05cm" svg:x="10.202cm" svg:y="7.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23" draw:text-style-name="P15" draw:layer="layout" svg:width="1.599cm" svg:height="1.351cm" draw:transform="skewX (0.00122173047639607) rotate (-2.35567089141675) translate (9.31384049150825cm 8.45398699227784cm)" svg:viewBox="0 0 1600 1352" svg:d="M656 1347c117 4 235-4 347-39 101-29 187-89 261-160 69-69 151-135 199-223 56-98 134-195 137-311 1-115-28-239-100-335-58-79-149-125-231-192-97-81-208-79-310-86-103-8-205 36-298 86-136 75-5 194-35 285-39 112-176 89-264 123-101 42-234 44-302 143-75 109-91 281 18 379 75 67 145 138 218 205 77 70 172 106 267 130h88z">
            <text:p/>
          </draw:path>
          <draw:path draw:style-name="gr23" draw:text-style-name="P15" draw:layer="layout" svg:width="1.376cm" svg:height="1.198cm" draw:transform="skewX (-0.00645771823237901) rotate (1.69000231470611) translate (9.12876793854418cm 9.26004416001514cm)" svg:viewBox="0 0 1377 1199" svg:d="M1175 440c112-41 167 99 186 174 22 74 18 149 10 226-8 81-5 167-46 242-55 101-182 106-284 115-91 10-181-19-273-18-82 4-156-32-231-56-85-28-164-77-251-106-86-29-156-88-217-155-83-89-75-195-57-291 16-86 57-169 114-234 65-75 123-164 211-208 90-46 178-101 277-125 96-23 167 62 183 141 20 90 48 181 90 260 40 77 144 88 223 72l48-16z">
            <text:p/>
          </draw:path>
        </draw:g>
        <draw:g>
          <draw:custom-shape draw:style-name="gr24" draw:text-style-name="P16" draw:layer="layout" svg:width="3.304cm" svg:height="2.065cm" svg:x="7.264cm" svg:y="11.293cm">
            <text:p/>
            <draw:enhanced-geometry svg:viewBox="0 0 21600 21600" draw:mirror-horizontal="false" draw:mirror-vertical="false" draw:type="rectangle" draw:enhanced-path="M 0 0 L 21600 0 21600 21600 0 21600 0 0 Z N"/>
          </draw:custom-shape>
          <draw:path draw:style-name="gr25" draw:text-style-name="P15" draw:layer="layout" svg:width="1.599cm" svg:height="1.351cm" draw:transform="skewX (0.000698131700797721) rotate (-2.35619449019235) translate (9.31393003249068cm 12.2342664472246cm)" svg:viewBox="0 0 1600 1352" svg:d="M656 1347c117 4 235-4 347-39 101-29 187-89 261-161 69-68 151-135 199-222 56-98 134-195 137-311 1-115-28-239-100-335-58-80-149-125-231-192-97-81-208-80-310-86-103-8-205 36-298 86-136 75-5 194-35 285-39 112-176 89-264 123-101 43-234 44-302 143-75 109-91 282 18 379 75 67 145 139 218 205 77 70 172 106 267 130h88z">
            <text:p/>
          </draw:path>
          <draw:path draw:style-name="gr26" draw:text-style-name="P15" draw:layer="layout" svg:width="1.376cm" svg:height="1.198cm" draw:transform="skewX (-0.00645771823237905) rotate (1.69017684763131) translate (9.1286378705007cm 13.0400812144443cm)" svg:viewBox="0 0 1377 1199" svg:d="M1175 440c112-41 167 99 187 174 21 75 17 149 9 226-8 81-5 167-46 242-55 101-182 106-284 115-91 10-181-19-273-17-82 3-157-33-231-57-85-28-165-77-251-106s-156-88-217-155c-83-89-75-195-57-291 16-86 57-169 114-234 65-75 124-164 211-208 90-46 178-101 277-125 96-23 167 62 184 141 19 90 47 181 89 260 40 77 144 88 223 72l48-16z">
            <text:p/>
          </draw:path>
          <draw:path draw:style-name="gr27" draw:text-style-name="P13" draw:layer="layout" svg:width="0.967cm" svg:height="0.923cm" svg:x="7.3cm" svg:y="12.392cm" svg:viewBox="0 0 968 924" svg:d="M0 4c80-18 150 34 226 44 75 9 155 45 213 96 59 53 127 100 174 167 44 60 93 124 135 189 36 55 88 105 107 172 17 55 56 103 74 161l29 54 10 37">
            <text:p/>
          </draw:path>
          <draw:path draw:style-name="gr27" draw:text-style-name="P13" draw:layer="layout" svg:width="0.802cm" svg:height="1.063cm" draw:transform="skewX (-0.0265290046303138) rotate (0.395317075576716) translate (7.44215956521852cm 11.663701256276cm)" svg:viewBox="0 0 803 1064" svg:d="M0 1062c81 13 125-63 184-96 66-39 151-60 210-114 69-63 139-132 190-208 40-59 73-122 101-185 26-59 58-114 71-173 13-60 31-119 34-177l8-57 5-52">
            <text:p/>
          </draw:path>
          <draw:path draw:style-name="gr27" draw:text-style-name="P13" draw:layer="layout" svg:width="1.037cm" svg:height="0.919cm" draw:transform="skewX (0.00383972435438752) rotate (-0.147131255943123) translate (8.37627720625416cm 11.1802458219573cm)" svg:viewBox="0 0 1038 920" svg:d="M0 920c63-2 128 1 192-3 62-4 122-12 184-20 65-10 135-22 200-31 78-8 130-60 195-99 58-35 107-99 144-157 39-60 88-121 102-190 13-54 25-116 20-171-5-59 6-116-5-173l-4-55 4-21">
            <text:p/>
          </draw:path>
          <draw:path draw:style-name="gr27" draw:text-style-name="P13" draw:layer="layout" svg:width="1.121cm" svg:height="1.617cm" draw:transform="skewX (0.000872664625997153) rotate (2.82027753829764) translate (10.0138942831264cm 13.6560149677287cm)" svg:viewBox="0 0 1122 1618" svg:d="M0 1618c60 3 119-7 174-25 59-18 111-52 159-79 56-34 99-86 153-121 60-35 101-95 153-136 49-38 93-81 132-129 50-56 78-131 110-200 31-68 60-141 94-208 33-63 55-135 81-201 23-60 30-125 46-187 14-59 26-124 16-186l-5-66-2-57 4-23">
            <text:p/>
          </draw:path>
          <draw:path draw:style-name="gr27" draw:text-style-name="P13" draw:layer="layout" svg:width="1.446cm" svg:height="0.731cm" draw:transform="skewX (0.00226892802759263) rotate (-0.500385896546775) translate (9.15465103142056cm 11.9672688511825cm)" svg:viewBox="0 0 1447 732" svg:d="M0 6c75 5 151-8 226-6 49 2 101 10 151 20 52 12 108 30 163 43 47 11 96 32 143 47 50 15 104 33 153 56 42 18 89 33 133 56 36 18 72 47 106 75 34 27 63 65 97 97 35 31 70 66 101 101 26 30 46 67 72 97 24 27 47 61 76 91l23 32 3 17">
            <text:p/>
          </draw:path>
          <draw:line draw:style-name="gr20" draw:text-style-name="P13" draw:layer="layout" svg:x1="7.555cm" svg:y1="11.704cm" svg:x2="7.916cm" svg:y2="12.065cm">
            <text:p/>
          </draw:line>
          <draw:line draw:style-name="gr20" draw:text-style-name="P13" draw:layer="layout" svg:x1="7.555cm" svg:y1="11.704cm" svg:x2="8.858cm" svg:y2="11.501cm">
            <text:p/>
          </draw:line>
          <draw:line draw:style-name="gr20" draw:text-style-name="P13" draw:layer="layout" svg:x1="7.557cm" svg:y1="11.706cm" svg:x2="8.503cm" svg:y2="11.839cm">
            <text:p/>
          </draw:line>
          <draw:line draw:style-name="gr28" draw:text-style-name="P13" draw:layer="layout" svg:x1="8.345cm" svg:y1="12.62cm" svg:x2="8.503cm" svg:y2="11.839cm">
            <text:p/>
          </draw:line>
          <draw:line draw:style-name="gr20" draw:text-style-name="P13" draw:layer="layout" svg:x1="7.916cm" svg:y1="12.065cm" svg:x2="8.505cm" svg:y2="11.839cm">
            <text:p/>
          </draw:line>
          <draw:line draw:style-name="gr20" draw:text-style-name="P13" draw:layer="layout" svg:x1="8.347cm" svg:y1="12.62cm" svg:x2="7.838cm" svg:y2="12.836cm">
            <text:p/>
          </draw:line>
          <draw:line draw:style-name="gr20" draw:text-style-name="P13" draw:layer="layout" svg:x1="7.916cm" svg:y1="12.065cm" svg:x2="7.838cm" svg:y2="12.836cm">
            <text:p/>
          </draw:line>
          <draw:line draw:style-name="gr20" draw:text-style-name="P13" draw:layer="layout" svg:x1="7.534cm" svg:y1="13.007cm" svg:x2="7.838cm" svg:y2="12.836cm">
            <text:p/>
          </draw:line>
          <draw:line draw:style-name="gr20" draw:text-style-name="P13" draw:layer="layout" svg:x1="7.535cm" svg:y1="13.009cm" svg:x2="7.556cm" svg:y2="11.706cm">
            <text:p/>
          </draw:line>
          <draw:line draw:style-name="gr20" draw:text-style-name="P13" draw:layer="layout" svg:x1="7.535cm" svg:y1="13.008cm" svg:x2="8.873cm" svg:y2="12.79cm">
            <text:p/>
          </draw:line>
          <draw:line draw:style-name="gr20" draw:text-style-name="P13" draw:layer="layout" svg:x1="9.532cm" svg:y1="13.131cm" svg:x2="8.875cm" svg:y2="12.79cm">
            <text:p/>
          </draw:line>
          <draw:line draw:style-name="gr20" draw:text-style-name="P13" draw:layer="layout" svg:x1="9.532cm" svg:y1="13.131cm" svg:x2="10.311cm" svg:y2="12.79cm">
            <text:p/>
          </draw:line>
          <draw:line draw:style-name="gr20" draw:text-style-name="P13" draw:layer="layout" svg:x1="9.975cm" svg:y1="12.397cm" svg:x2="10.313cm" svg:y2="12.791cm">
            <text:p/>
          </draw:line>
          <draw:line draw:style-name="gr20" draw:text-style-name="P13" draw:layer="layout" svg:x1="9.975cm" svg:y1="12.397cm" svg:x2="9.64cm" svg:y2="12.695cm">
            <text:p/>
          </draw:line>
          <draw:line draw:style-name="gr20" draw:text-style-name="P13" draw:layer="layout" svg:x1="9.532cm" svg:y1="13.132cm" svg:x2="9.639cm" svg:y2="12.696cm">
            <text:p/>
          </draw:line>
          <draw:line draw:style-name="gr20" draw:text-style-name="P13" draw:layer="layout" svg:x1="9.318cm" svg:y1="12.403cm" svg:x2="9.64cm" svg:y2="12.696cm">
            <text:p/>
          </draw:line>
          <draw:line draw:style-name="gr20" draw:text-style-name="P13" draw:layer="layout" svg:x1="9.318cm" svg:y1="12.403cm" svg:x2="9.827cm" svg:y2="11.909cm">
            <text:p/>
          </draw:line>
          <draw:line draw:style-name="gr20" draw:text-style-name="P13" draw:layer="layout" svg:x1="9.974cm" svg:y1="11.471cm" svg:x2="9.828cm" svg:y2="11.908cm">
            <text:p/>
          </draw:line>
          <draw:line draw:style-name="gr28" draw:text-style-name="P13" draw:layer="layout" svg:x1="9.975cm" svg:y1="11.473cm" svg:x2="10.313cm" svg:y2="12.79cm">
            <text:p/>
          </draw:line>
          <draw:line draw:style-name="gr20" draw:text-style-name="P13" draw:layer="layout" svg:x1="9.974cm" svg:y1="12.397cm" svg:x2="9.828cm" svg:y2="11.911cm">
            <text:p/>
          </draw:line>
          <draw:line draw:style-name="gr20" draw:text-style-name="P13" draw:layer="layout" svg:x1="9.975cm" svg:y1="11.473cm" svg:x2="8.858cm" svg:y2="11.501cm">
            <text:p/>
          </draw:line>
          <draw:line draw:style-name="gr20" draw:text-style-name="P13" draw:layer="layout" svg:x1="8.875cm" svg:y1="12.79cm" svg:x2="8.859cm" svg:y2="11.502cm">
            <text:p/>
          </draw:line>
          <draw:line draw:style-name="gr20" draw:text-style-name="P13" draw:layer="layout" svg:x1="8.505cm" svg:y1="11.839cm" svg:x2="8.86cm" svg:y2="11.502cm">
            <text:p/>
          </draw:line>
          <draw:line draw:style-name="gr20" draw:text-style-name="P13" draw:layer="layout" svg:x1="8.347cm" svg:y1="12.62cm" svg:x2="8.876cm" svg:y2="12.791cm">
            <text:p/>
          </draw:line>
          <draw:custom-shape draw:style-name="gr22" draw:text-style-name="P14" draw:layer="layout" svg:width="0.052cm" svg:height="0.05cm" svg:x="9.948cm" svg:y="11.45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2" draw:text-style-name="P14" draw:layer="layout" svg:width="0.05cm" svg:height="0.051cm" svg:x="9.952cm" svg:y="12.37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2" draw:text-style-name="P14" draw:layer="layout" svg:width="0.052cm" svg:height="0.05cm" svg:x="9.8cm" svg:y="11.8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2" draw:text-style-name="P14" draw:layer="layout" svg:width="0.05cm" svg:height="0.05cm" svg:x="10.29cm" svg:y="12.76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2" draw:text-style-name="P14" draw:layer="layout" svg:width="0.05cm" svg:height="0.051cm" svg:x="8.834cm" svg:y="11.47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2" draw:text-style-name="P14" draw:layer="layout" svg:width="0.05cm" svg:height="0.05cm" svg:x="9.612cm" svg:y="12.67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2" draw:text-style-name="P14" draw:layer="layout" svg:width="0.05cm" svg:height="0.05cm" svg:x="9.508cm" svg:y="13.10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2" draw:text-style-name="P14" draw:layer="layout" svg:width="0.051cm" svg:height="0.05cm" svg:x="7.89cm" svg:y="12.04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cm" svg:height="0.05cm" svg:x="8.319cm" svg:y="12.58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2" draw:text-style-name="P14" draw:layer="layout" svg:width="0.05cm" svg:height="0.051cm" svg:x="8.474cm" svg:y="11.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 draw:text-style-name="P13" draw:layer="layout" svg:x1="8.875cm" svg:y1="12.79cm" svg:x2="9.317cm" svg:y2="12.403cm">
            <text:p/>
          </draw:line>
          <draw:custom-shape draw:style-name="gr22" draw:text-style-name="P14" draw:layer="layout" svg:width="0.051cm" svg:height="0.05cm" svg:x="8.849cm" svg:y="12.76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2" draw:text-style-name="P14" draw:layer="layout" svg:width="0.051cm" svg:height="0.051cm" svg:x="7.815cm" svg:y="12.81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2" draw:text-style-name="P14" draw:layer="layout" svg:width="0.051cm" svg:height="0.051cm" svg:x="7.511cm" svg:y="12.9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2" draw:text-style-name="P14" draw:layer="layout" svg:width="0.05cm" svg:height="0.05cm" svg:x="7.537cm" svg:y="11.6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2" draw:text-style-name="P14" draw:layer="layout" svg:width="0.052cm" svg:height="0.051cm" svg:x="9.291cm" svg:y="12.37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xml:id="id4" draw:id="id4">
          <draw:custom-shape draw:style-name="gr24" draw:text-style-name="P16" draw:layer="layout" svg:width="3.304cm" svg:height="2.065cm" svg:x="14.728cm" svg:y="3.598cm">
            <text:p/>
            <draw:enhanced-geometry svg:viewBox="0 0 21600 21600" draw:mirror-horizontal="false" draw:mirror-vertical="false" draw:type="rectangle" draw:enhanced-path="M 0 0 L 21600 0 21600 21600 0 21600 0 0 Z N"/>
          </draw:custom-shape>
          <draw:path draw:style-name="gr29" draw:text-style-name="P15" draw:layer="layout" svg:width="1.599cm" svg:height="1.351cm" draw:transform="skewX (0.00122173047639597) rotate (-2.35497275971595) translate (16.7769039375126cm 4.53779954469107cm)" svg:viewBox="0 0 1600 1352" svg:d="M655 1347c117 4 236-4 348-38 101-30 187-90 260-161 70-68 152-135 200-223 56-97 134-195 137-310 2-116-28-239-99-335-59-80-150-126-231-192-98-82-208-80-311-87-102-8-205 36-297 86-137 74-5 193-36 284-39 113-176 90-264 124-100 42-234 43-302 142-75 109-91 282 18 379 75 67 145 139 218 205 76 70 172 106 266 131h88z">
            <text:p/>
          </draw:path>
          <draw:path draw:style-name="gr30" draw:text-style-name="P15" draw:layer="layout" svg:width="1.376cm" svg:height="1.198cm" draw:transform="skewX (-0.0057595865315813) rotate (1.69000231470611) translate (16.5918262970076cm 5.34425753277752cm)" svg:viewBox="0 0 1377 1199" svg:d="M1174 440c113-41 168 99 187 174 22 74 18 149 10 226-8 81-5 167-45 242-56 101-182 106-285 115-91 10-180-19-273-18-81 4-156-32-231-56-84-28-164-77-250-106-87-29-157-88-218-155-83-89-75-195-57-291 16-86 57-169 114-234 65-75 123-164 211-208 89-46 177-101 276-125 96-23 168 62 184 141 20 90 47 181 90 260 40 77 144 88 222 72l49-16z">
            <text:p/>
          </draw:path>
          <draw:path draw:style-name="gr27" draw:text-style-name="P13" draw:layer="layout" svg:width="0.967cm" svg:height="0.923cm" svg:x="14.763cm" svg:y="4.697cm" svg:viewBox="0 0 968 924" svg:d="M0 4c80-18 150 34 226 44 75 9 155 45 213 96 59 53 127 100 174 167 44 60 93 124 135 189 36 55 88 105 107 172 17 55 56 103 74 161l29 54 10 37">
            <text:p/>
          </draw:path>
          <draw:path draw:style-name="gr27" draw:text-style-name="P13" draw:layer="layout" svg:width="0.802cm" svg:height="1.063cm" draw:transform="skewX (-0.0265290046303138) rotate (0.395317075576716) translate (14.9055301916972cm 3.96845165980995cm)" svg:viewBox="0 0 803 1064" svg:d="M0 1062c81 13 125-63 184-96 66-39 151-60 210-114 69-63 139-132 190-208 40-59 73-122 101-185 26-59 58-114 71-173 13-60 31-119 34-177l8-57 5-52">
            <text:p/>
          </draw:path>
          <draw:path draw:style-name="gr27" draw:text-style-name="P13" draw:layer="layout" svg:width="1.037cm" svg:height="0.92cm" draw:transform="skewX (0.00244346095279207) rotate (-0.148178453494319) translate (15.8394924240361cm 3.48388070137285cm)" svg:viewBox="0 0 1038 921" svg:d="M0 921c63-2 128 1 192-4 62-3 122-11 184-19 65-10 135-23 200-31 78-8 130-60 195-99 58-36 107-100 144-158 39-60 88-121 103-190 13-54 24-116 19-171-5-59 6-116-5-173l-3-55 3-21">
            <text:p/>
          </draw:path>
          <draw:path draw:style-name="gr27" draw:text-style-name="P13" draw:layer="layout" svg:width="1.121cm" svg:height="1.617cm" draw:transform="skewX (0.000872664625997155) rotate (2.82027753829764) translate (17.4772649096052cm 5.96076537126264cm)" svg:viewBox="0 0 1122 1618" svg:d="M0 1618c60 3 119-7 174-25 59-18 111-52 159-79 56-34 99-86 153-121 60-35 101-95 153-136 49-38 93-81 132-129 50-56 78-131 110-200 31-68 60-141 94-208 33-63 55-135 81-201 23-60 30-125 46-187 14-59 26-124 16-186l-5-66-2-57 4-23">
            <text:p/>
          </draw:path>
          <draw:path draw:style-name="gr27" draw:text-style-name="P13" draw:layer="layout" svg:width="1.447cm" svg:height="0.729cm" draw:transform="skewX (0.00157079632679488) rotate (-0.501782159948371) translate (16.6181678611424cm 4.27176262142061cm)" svg:viewBox="0 0 1448 730" svg:d="M0 6c75 5 151-8 226-6 49 2 101 10 151 20 52 11 108 29 163 42 47 12 96 33 143 48 50 14 104 32 153 55 42 18 89 33 133 55 36 18 72 48 106 75 34 28 64 65 98 98 34 31 70 65 101 101 26 29 45 67 71 96 25 28 47 62 77 91l22 33 4 16">
            <text:p/>
          </draw:path>
          <draw:line draw:style-name="gr31" draw:text-style-name="P13" draw:layer="layout" svg:x1="15.018cm" svg:y1="4.009cm" svg:x2="15.379cm" svg:y2="4.37cm">
            <text:p/>
          </draw:line>
          <draw:line draw:style-name="gr20" draw:text-style-name="P13" draw:layer="layout" svg:x1="15.018cm" svg:y1="4.008cm" svg:x2="16.321cm" svg:y2="3.805cm">
            <text:p/>
          </draw:line>
          <draw:line draw:style-name="gr28" draw:text-style-name="P13" draw:layer="layout" svg:x1="15.809cm" svg:y1="4.925cm" svg:x2="15.967cm" svg:y2="4.144cm">
            <text:p/>
          </draw:line>
          <draw:line draw:style-name="gr20" draw:text-style-name="P13" draw:layer="layout" svg:x1="15.379cm" svg:y1="4.37cm" svg:x2="15.968cm" svg:y2="4.144cm">
            <text:p/>
          </draw:line>
          <draw:line draw:style-name="gr20" draw:text-style-name="P13" draw:layer="layout" svg:x1="15.81cm" svg:y1="4.924cm" svg:x2="15.301cm" svg:y2="5.14cm">
            <text:p/>
          </draw:line>
          <draw:line draw:style-name="gr20" draw:text-style-name="P13" draw:layer="layout" svg:x1="15.379cm" svg:y1="4.37cm" svg:x2="15.301cm" svg:y2="5.141cm">
            <text:p/>
          </draw:line>
          <draw:line draw:style-name="gr31" draw:text-style-name="P13" draw:layer="layout" svg:x1="14.997cm" svg:y1="5.312cm" svg:x2="15.301cm" svg:y2="5.141cm">
            <text:p/>
          </draw:line>
          <draw:line draw:style-name="gr20" draw:text-style-name="P13" draw:layer="layout" svg:x1="14.999cm" svg:y1="5.313cm" svg:x2="15.02cm" svg:y2="4.01cm">
            <text:p/>
          </draw:line>
          <draw:line draw:style-name="gr20" draw:text-style-name="P13" draw:layer="layout" svg:x1="14.999cm" svg:y1="5.313cm" svg:x2="16.337cm" svg:y2="5.095cm">
            <text:p/>
          </draw:line>
          <draw:line draw:style-name="gr20" draw:text-style-name="P13" draw:layer="layout" svg:x1="16.996cm" svg:y1="5.436cm" svg:x2="16.339cm" svg:y2="5.095cm">
            <text:p/>
          </draw:line>
          <draw:line draw:style-name="gr20" draw:text-style-name="P13" draw:layer="layout" svg:x1="16.996cm" svg:y1="5.436cm" svg:x2="17.775cm" svg:y2="5.095cm">
            <text:p/>
          </draw:line>
          <draw:line draw:style-name="gr31" draw:text-style-name="P13" draw:layer="layout" svg:x1="17.438cm" svg:y1="4.701cm" svg:x2="17.776cm" svg:y2="5.095cm">
            <text:p/>
          </draw:line>
          <draw:line draw:style-name="gr20" draw:text-style-name="P13" draw:layer="layout" svg:x1="17.438cm" svg:y1="4.701cm" svg:x2="17.103cm" svg:y2="4.999cm">
            <text:p/>
          </draw:line>
          <draw:line draw:style-name="gr31" draw:text-style-name="P13" draw:layer="layout" svg:x1="16.996cm" svg:y1="5.437cm" svg:x2="17.103cm" svg:y2="5.001cm">
            <text:p/>
          </draw:line>
          <draw:line draw:style-name="gr20" draw:text-style-name="P13" draw:layer="layout" svg:x1="16.781cm" svg:y1="4.708cm" svg:x2="17.103cm" svg:y2="5.001cm">
            <text:p/>
          </draw:line>
          <draw:line draw:style-name="gr20" draw:text-style-name="P13" draw:layer="layout" svg:x1="16.781cm" svg:y1="4.708cm" svg:x2="17.29cm" svg:y2="4.214cm">
            <text:p/>
          </draw:line>
          <draw:line draw:style-name="gr31" draw:text-style-name="P13" draw:layer="layout" svg:x1="17.438cm" svg:y1="3.776cm" svg:x2="17.292cm" svg:y2="4.213cm">
            <text:p/>
          </draw:line>
          <draw:line draw:style-name="gr28" draw:text-style-name="P13" draw:layer="layout" svg:x1="17.438cm" svg:y1="3.778cm" svg:x2="17.776cm" svg:y2="5.095cm">
            <text:p/>
          </draw:line>
          <draw:line draw:style-name="gr20" draw:text-style-name="P13" draw:layer="layout" svg:x1="17.438cm" svg:y1="4.701cm" svg:x2="17.292cm" svg:y2="4.215cm">
            <text:p/>
          </draw:line>
          <draw:line draw:style-name="gr20" draw:text-style-name="P13" draw:layer="layout" svg:x1="17.438cm" svg:y1="3.778cm" svg:x2="16.321cm" svg:y2="3.806cm">
            <text:p/>
          </draw:line>
          <draw:line draw:style-name="gr20" draw:text-style-name="P13" draw:layer="layout" svg:x1="16.339cm" svg:y1="5.095cm" svg:x2="16.323cm" svg:y2="3.807cm">
            <text:p/>
          </draw:line>
          <draw:line draw:style-name="gr31" draw:text-style-name="P13" draw:layer="layout" svg:x1="15.968cm" svg:y1="4.144cm" svg:x2="16.323cm" svg:y2="3.807cm">
            <text:p/>
          </draw:line>
          <draw:line draw:style-name="gr31" draw:text-style-name="P13" draw:layer="layout" svg:x1="15.81cm" svg:y1="4.924cm" svg:x2="16.339cm" svg:y2="5.095cm">
            <text:p/>
          </draw:line>
          <draw:custom-shape draw:style-name="gr22" draw:text-style-name="P14" draw:layer="layout" svg:width="0.051cm" svg:height="0.051cm" svg:x="17.412cm" svg:y="3.75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2" draw:text-style-name="P14" draw:layer="layout" svg:width="0.051cm" svg:height="0.05cm" svg:x="17.415cm" svg:y="4.68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2" draw:text-style-name="P14" draw:layer="layout" svg:width="0.051cm" svg:height="0.05cm" svg:x="17.264cm" svg:y="4.1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2" draw:text-style-name="P14" draw:layer="layout" svg:width="0.051cm" svg:height="0.05cm" svg:x="17.753cm" svg:y="5.07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2" draw:text-style-name="P14" draw:layer="layout" svg:width="0.05cm" svg:height="0.05cm" svg:x="16.297cm" svg:y="3.78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2" draw:text-style-name="P14" draw:layer="layout" svg:width="0.051cm" svg:height="0.051cm" svg:x="17.075cm" svg:y="4.97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2" draw:text-style-name="P14" draw:layer="layout" svg:width="0.051cm" svg:height="0.051cm" svg:x="16.971cm" svg:y="5.40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2" draw:text-style-name="P14" draw:layer="layout" svg:width="0.05cm" svg:height="0.051cm" svg:x="15.354cm" svg:y="4.34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0.05cm" svg:height="0.05cm" svg:x="15.783cm" svg:y="4.89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2" draw:text-style-name="P14" draw:layer="layout" svg:width="0.05cm" svg:height="0.051cm" svg:x="15.938cm" svg:y="4.1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1" draw:text-style-name="P13" draw:layer="layout" svg:x1="16.339cm" svg:y1="5.095cm" svg:x2="16.781cm" svg:y2="4.708cm">
            <text:p/>
          </draw:line>
          <draw:custom-shape draw:style-name="gr22" draw:text-style-name="P14" draw:layer="layout" svg:width="0.05cm" svg:height="0.05cm" svg:x="16.313cm" svg:y="5.06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2" draw:text-style-name="P14" draw:layer="layout" svg:width="0.05cm" svg:height="0.05cm" svg:x="15.279cm" svg:y="5.11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2" draw:text-style-name="P14" draw:layer="layout" svg:width="0.051cm" svg:height="0.051cm" svg:x="14.974cm" svg:y="5.2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2" draw:text-style-name="P14" draw:layer="layout" svg:width="0.05cm" svg:height="0.05cm" svg:x="15.001cm" svg:y="3.9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2" draw:text-style-name="P14" draw:layer="layout" svg:width="0.051cm" svg:height="0.05cm" svg:x="16.755cm" svg:y="4.68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xml:id="id5" draw:id="id5">
          <draw:custom-shape draw:style-name="gr24" draw:text-style-name="P16" draw:layer="layout" svg:width="3.304cm" svg:height="2.065cm" svg:x="14.728cm" svg:y="9.521cm">
            <text:p/>
            <draw:enhanced-geometry svg:viewBox="0 0 21600 21600" draw:mirror-horizontal="false" draw:mirror-vertical="false" draw:type="rectangle" draw:enhanced-path="M 0 0 L 21600 0 21600 21600 0 21600 0 0 Z N"/>
          </draw:custom-shape>
          <draw:path draw:style-name="gr25" draw:text-style-name="P15" draw:layer="layout" svg:width="1.599cm" svg:height="1.351cm" draw:transform="skewX (0.000698131700797756) rotate (-2.35567089141675) translate (16.7774547316605cm 10.4619752018411cm)" svg:viewBox="0 0 1600 1352" svg:d="M655 1347c117 4 236-4 348-39 101-29 187-89 260-160 70-69 152-135 200-223 56-98 134-195 137-311 2-115-28-239-99-335-59-79-150-125-231-192-98-81-208-79-311-86-102-8-205 36-297 86-137 75-5 194-36 285-39 112-176 89-264 123-100 42-234 44-302 143-75 109-91 281 18 379 75 67 145 138 218 205 76 70 172 106 267 130h87z">
            <text:p/>
          </draw:path>
          <draw:path draw:style-name="gr26" draw:text-style-name="P15" draw:layer="layout" svg:width="1.376cm" svg:height="1.199cm" draw:transform="skewX (-0.00506145483078351) rotate (1.69087497933211) translate (16.5925908666081cm 11.2679168895608cm)" svg:viewBox="0 0 1377 1200" svg:d="M1174 440c113-41 168 99 187 174 22 75 18 150 10 226-8 82-5 168-45 243-56 100-182 105-285 115-91 9-180-20-273-18-81 3-156-33-231-58-85-27-164-76-250-105-87-30-157-88-218-155-83-90-75-195-57-291 16-86 57-169 114-234 65-75 123-164 211-208 89-46 177-101 276-125 96-23 168 62 184 141 20 90 47 181 90 261 40 76 144 88 222 71l49-16z">
            <text:p/>
          </draw:path>
        </draw:g>
        <draw:g xml:id="id6" draw:id="id6">
          <draw:custom-shape draw:style-name="gr32" draw:text-style-name="P17" draw:layer="layout" svg:width="3.305cm" svg:height="2.065cm" svg:x="20.096cm" svg:y="9.521cm">
            <text:p/>
            <draw:enhanced-geometry svg:viewBox="0 0 21600 21600" draw:mirror-horizontal="false" draw:mirror-vertical="false" draw:type="rectangle" draw:enhanced-path="M 0 0 L 21600 0 21600 21600 0 21600 0 0 Z N"/>
          </draw:custom-shape>
          <draw:path draw:style-name="gr33" draw:text-style-name="P18" draw:layer="layout" svg:width="1.599cm" svg:height="1.351cm" draw:transform="skewX (0.00191986217719383) rotate (-2.35497275971595) translate (22.145500418544cm 10.4618576181778cm)" svg:viewBox="0 0 1600 1352" svg:d="M656 1347c117 4 235-4 347-38 101-30 187-90 261-161 69-68 151-135 199-223 56-97 134-195 137-310 1-116-28-239-100-335-58-80-149-126-231-192-97-82-208-80-310-87-103-8-205 36-298 86-136 74-5 193-35 284-39 113-176 90-264 124-101 42-234 43-302 142-75 109-91 282 18 379 75 67 145 139 218 205 77 70 172 106 267 131h88z">
            <text:p/>
          </draw:path>
          <draw:path draw:style-name="gr34" draw:text-style-name="P19" draw:layer="layout" svg:width="1.376cm" svg:height="1.198cm" draw:transform="skewX (-0.00715584993317674) rotate (1.69000231470611) translate (21.9609447492696cm 11.2688466716294cm)" svg:viewBox="0 0 1377 1199" svg:d="M1175 440c112-41 167 99 187 174 21 74 17 149 9 226-8 81-5 167-46 242-55 101-182 106-285 115-91 10-180-19-273-18-81 4-156-32-231-56-84-28-164-77-250-106s-156-88-218-155c-82-89-74-195-56-291 16-86 57-169 114-234 65-75 124-164 212-208 89-46 177-101 276-125 96-23 168 62 184 141 19 90 47 181 89 260 41 77 145 88 223 72l48-16z">
            <text:p/>
          </draw:path>
        </draw:g>
        <draw:g xml:id="id7" draw:id="id7">
          <draw:custom-shape draw:style-name="gr35" draw:text-style-name="P17" draw:layer="layout" svg:width="3.304cm" svg:height="2.065cm" svg:x="20.096cm" svg:y="3.598cm">
            <text:p/>
            <draw:enhanced-geometry svg:viewBox="0 0 21600 21600" draw:mirror-horizontal="false" draw:mirror-vertical="false" draw:type="rectangle" draw:enhanced-path="M 0 0 L 21600 0 21600 21600 0 21600 0 0 Z N"/>
          </draw:custom-shape>
          <draw:path draw:style-name="gr33" draw:text-style-name="P18" draw:layer="layout" svg:width="1.599cm" svg:height="1.351cm" draw:transform="skewX (0.00122173047639607) rotate (-2.35567089141675) translate (22.1452359132134cm 4.53911726812423cm)" svg:viewBox="0 0 1600 1352" svg:d="M656 1347c117 4 235-4 347-39 101-29 187-89 261-160 69-69 151-135 199-223 56-98 134-195 137-311 1-115-28-239-100-335-58-79-149-125-231-192-97-81-208-79-310-86-103-8-205 36-298 86-136 75-5 194-35 285-39 112-176 89-264 123-101 42-234 44-302 143-75 109-91 281 18 379 75 67 145 138 218 205 77 70 172 106 267 130h88z">
            <text:p/>
          </draw:path>
          <draw:path draw:style-name="gr34" draw:text-style-name="P19" draw:layer="layout" svg:width="1.376cm" svg:height="1.199cm" draw:transform="skewX (-0.0057595865315813) rotate (1.69087497933211) translate (21.9607361443347cm 5.34522142549743cm)" svg:viewBox="0 0 1377 1200" svg:d="M1175 440c112-41 167 99 187 174 21 75 17 150 9 226-8 82-5 168-46 243-55 100-182 105-284 115-91 9-181-20-273-18-82 3-157-33-231-58-85-27-165-76-251-105-86-30-156-88-217-155-83-90-75-195-57-291 16-86 57-169 114-234 65-75 124-164 211-208 90-46 178-101 277-125 96-23 167 62 184 141 19 90 47 181 89 261 40 76 144 88 223 71l48-16z">
            <text:p/>
          </draw:path>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atin Modern Math" svg:font-family="'Latin Modern Mat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Dotted_20_Grid" draw:display-name="Dotted Grid" xlink:href="Pictures/100000000000000800000008BBCFAFCC652C0272.png" xlink:type="simple" xlink:show="embed" xlink:actuate="onLoad"/>
    <draw:opacity draw:name="Transparency_20_24" draw:display-name="Transparency 24" draw:style="square" draw:cx="50%" draw:cy="50%" draw:start="100%" draw:end="35%" draw:angle="0" draw:border="0%"/>
    <draw:opacity draw:name="Transparency_20_32" draw:display-name="Transparency 32" draw:style="rectangular" draw:cx="50%" draw:cy="50%" draw:start="100%" draw:end="20%" draw:angle="0" draw:border="0%"/>
    <draw:marker draw:name="Arrow" svg:viewBox="0 0 20 30" svg:d="M10 0l-10 30h20z"/>
    <draw:marker draw:name="Arrow_20_concave" draw:display-name="Arrow concave" svg:viewBox="0 0 1131 1580" svg:d="M1013 1491l118 89-567-1580-564 1580 114-85 136-68 148-46 161-17 161 13 153 46z"/>
    <draw:stroke-dash draw:name="Dashed_20__28_var_29__20_4" draw:display-name="Dashed (var) 4" draw:style="rect" draw:dots1="1" draw:dots1-length="0.02cm" draw:dots2="1" draw:dots2-length="0.02cm" draw:distance="0.02cm"/>
    <draw:stroke-dash draw:name="Dot" draw:style="rect" draw:dots1="1" draw:dots1-length="100%" draw:distance="100%"/>
    <draw:stroke-dash draw:name="Double_20_Dash" draw:display-name="Double Dash" draw:style="rect" draw:dots1="1" draw:dots1-length="1100%" draw:dots2="1" draw:dots2-length="1100%" draw:distance="500%"/>
    <draw:stroke-dash draw:name="Long_20_Dash" draw:display-name="Long Dash" draw:style="rect" draw:dots1="1" draw:dots1-length="600%" draw:distance="300%"/>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fffff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4.409cm" fo:page-height="15.01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5T11:55:15.646104708</meta:creation-date>
    <dc:date>2021-02-19T17:47:00.916740842</dc:date>
    <meta:editing-duration>PT4H5M41S</meta:editing-duration>
    <meta:editing-cycles>28</meta:editing-cycles>
    <meta:generator>LibreOffice/6.4.6.2$Linux_X86_64 LibreOffice_project/40$Build-2</meta:generator>
    <meta:document-statistic meta:object-count="245"/>
  </office:meta>
</office:document-meta>
</file>